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settings.xml" manifest:media-type="text/xml"/>
  <manifest:file-entry manifest:full-path="styles.xml" manifest:media-type="text/xml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3">
      <style:drawing-page-properties draw:fill="bitmap" draw:fill-image-name="a10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625in" style:font-size-asian="0.625in" style:font-size-complex="0.6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04028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1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size="0.13889in" style:font-size-asian="0.13889in" style:font-size-complex="0.13889in" fo:language="pt" fo:country="BR"/>
    </style:style>
    <style:style style:family="paragraph" style:name="a119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73">
      <style:paragraph-properties fo:line-height="115%" fo:text-align="center"/>
    </style:style>
    <style:style style:family="text" style:name="a11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1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size="0.13889in" style:font-size-asian="0.13889in" style:font-size-complex="0.13889in" fo:language="pt" fo:country="BR"/>
    </style:style>
    <style:style style:family="paragraph" style:name="a119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77">
      <style:paragraph-properties fo:line-height="115%" fo:text-align="center"/>
    </style:style>
    <style:style style:family="table-cell" style:name="a87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79">
      <style:text-properties fo:font-size="0.13889in" style:font-size-asian="0.13889in" style:font-size-complex="0.13889in" fo:language="pt" fo:country="BR"/>
    </style:style>
    <style:style style:family="text" style:name="a6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bitmap" draw:fill-image-name="a6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0.5in" fo:margin-left="0.375in" fo:margin-right="0in" fo:text-indent="-0.33403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.04028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375in" fo:margin-right="0in" fo:text-indent="-0.33403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81">
      <style:paragraph-properties fo:line-height="115%" fo:text-align="center"/>
    </style:style>
    <style:style style:family="table-cell" style:name="a88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883">
      <style:table-row-properties style:row-height="0.31944in"/>
    </style:style>
    <style:style style:family="text" style:name="a884">
      <style:text-properties fo:font-size="0.13889in" style:font-size-asian="0.13889in" style:font-size-complex="0.13889in" fo:language="pt" fo:country="BR"/>
    </style:style>
    <style:style style:family="text" style:name="a885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86">
      <style:paragraph-properties fo:line-height="115%" fo:text-align="center"/>
    </style:style>
    <style:style style:family="table-cell" style:name="a88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88">
      <style:text-properties fo:font-size="0.13889in" style:font-size-asian="0.13889in" style:font-size-complex="0.13889in" fo:language="pt" fo:country="BR"/>
    </style:style>
    <style:style style:family="text" style:name="a889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630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.04028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0.5in" fo:margin-left="0.375in" fo:margin-right="0in" fo:text-indent="-0.33403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bitmap" draw:fill-image-name="a7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.04028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15%" fo:text-align="center"/>
    </style:style>
    <style:style style:family="table-cell" style:name="a891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92">
      <style:text-properties fo:font-size="0.13889in" style:font-size-asian="0.13889in" style:font-size-complex="0.13889in" fo:language="pt" fo:country="BR"/>
    </style:style>
    <style:style style:family="text" style:name="a893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94">
      <style:paragraph-properties fo:line-height="115%" fo:text-align="center"/>
    </style:style>
    <style:style style:family="table-cell" style:name="a895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96">
      <style:text-properties fo:font-size="0.13889in" style:font-size-asian="0.13889in" style:font-size-complex="0.13889in" fo:language="pt" fo:country="BR"/>
    </style:style>
    <style:style style:family="text" style:name="a897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98">
      <style:paragraph-properties fo:line-height="115%" fo:text-align="center"/>
    </style:style>
    <style:style style:family="table-cell" style:name="a89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640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0.5in" fo:margin-left="0.375in" fo:margin-right="0in" fo:text-indent="-0.33403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73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74">
      <style:graphic-properties draw:fill="none" draw:stroke="none" draw:shadow="visible" draw:shadow-offset-x="0in" draw:shadow-offset-y="0in" draw:shadow-color="#000000" draw:shadow-opacity="46%"/>
    </style:style>
    <style:style style:family="graphic" style:name="a775" style:parent-style-name="Graphics">
      <style:graphic-properties draw:fill="none" draw:stroke="none"/>
    </style:style>
    <style:style style:family="drawing-page" style:name="a1099">
      <style:drawing-page-properties draw:fill="bitmap" draw:fill-image-name="a10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bitmap" draw:fill-image-name="a7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80%" fo:text-align="left" style:tab-stop-distance="0.5in" fo:margin-left="0.04035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80%" fo:text-align="left" style:tab-stop-distance="0.5in" fo:margin-left="0.375in" fo:margin-right="0in" fo:text-indent="-0.33465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782">
      <style:graphic-properties draw:fill="none" draw:stroke="none" draw:shadow="visible" draw:shadow-offset-x="0in" draw:shadow-offset-y="0in" draw:shadow-color="#000000" draw:shadow-opacity="46%"/>
    </style:style>
    <style:style style:family="graphic" style:name="a783" style:parent-style-name="Graphics">
      <style:graphic-properties draw:fill="none" draw:stroke="none"/>
    </style:style>
    <style:style style:family="drawing-page" style:name="a785">
      <style:drawing-page-properties draw:fill="bitmap" draw:fill-image-name="a7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789" style:parent-style-name="Graphics">
      <style:graphic-properties draw:fill="none" draw:stroke="none"/>
    </style:style>
    <style:style style:family="text" style:name="a6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06944in" style:font-size-asian="0.06944in" style:font-size-complex="0.069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0%" fo:text-align="left" style:tab-stop-distance="0.5in" fo:margin-left="0.04035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80%" fo:text-align="left" style:tab-stop-distance="0.5in" fo:margin-left="0.375in" fo:margin-right="0in" fo:text-indent="-0.33465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0%" fo:text-align="left" style:tab-stop-distance="0.5in" fo:margin-left="0.04035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795" style:parent-style-name="Graphics">
      <style:graphic-properties draw:fill="none" draw:stroke="none"/>
    </style:style>
    <style:style style:family="drawing-page" style:name="a797">
      <style:drawing-page-properties draw:fill="bitmap" draw:fill-image-name="a7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80%" fo:text-align="left" style:tab-stop-distance="0.5in" fo:margin-left="0.375in" fo:margin-right="0in" fo:text-indent="-0.33465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0%" fo:text-align="left" style:tab-stop-distance="0.5in" fo:margin-left="0.04035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0.5in" fo:margin-left="0.375in" fo:margin-right="0in" fo:text-indent="-0.33465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0%" fo:text-align="left" style:tab-stop-distance="0.5in" fo:margin-left="0.04035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0%" fo:text-align="left" style:tab-stop-distance="0.5in" fo:margin-left="0.375in" fo:margin-right="0in" fo:text-indent="-0.33465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06944in" style:font-size-asian="0.06944in" style:font-size-complex="0.069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bitmap" draw:fill-image-name="a6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94" style:parent-style-name="Graphics">
      <style:graphic-properties draw:fill="none" draw:stroke="none"/>
    </style:style>
    <style:style style:family="text" style:name="a6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row" style:name="a900">
      <style:table-row-properties style:row-height="0.31944in"/>
    </style:style>
    <style:style style:family="graphic" style:name="a573" style:parent-style-name="Graphics">
      <style:graphic-properties draw:fill="none" draw:stroke="none"/>
    </style:style>
    <style:style style:family="text" style:name="a901">
      <style:text-properties fo:font-size="0.13889in" style:font-size-asian="0.13889in" style:font-size-complex="0.13889in" fo:language="pt" fo:country="BR"/>
    </style:style>
    <style:style style:family="text" style:name="a5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5">
      <style:drawing-page-properties draw:fill="bitmap" draw:fill-image-name="a12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5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15%" fo:text-align="center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size="0.13889in" style:font-size-asian="0.13889in" style:font-size-complex="0.13889in" fo:language="pt" fo:country="BR"/>
    </style:style>
    <style:style style:family="paragraph" style:name="a5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07">
      <style:paragraph-properties fo:line-height="115%" fo:text-align="center"/>
    </style:style>
    <style:style style:family="table-cell" style:name="a90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09">
      <style:text-properties fo:font-size="0.13889in" style:font-size-asian="0.13889in" style:font-size-complex="0.13889in" fo:language="pt" fo:country="BR"/>
    </style:style>
    <style:style style:family="text" style:name="a11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left" style:tab-stop-distance="0.5in" fo:margin-left="0.04097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1">
      <style:drawing-page-properties draw:fill="bitmap" draw:fill-image-name="a1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1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115%" fo:text-align="center"/>
    </style:style>
    <style:style style:family="paragraph" style:name="a58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13">
      <style:text-properties fo:font-size="0.13889in" style:font-size-asian="0.13889in" style:font-size-complex="0.13889in" fo:language="pt" fo:country="BR"/>
    </style:style>
    <style:style style:family="paragraph" style:name="a1236">
      <style:paragraph-properties fo:line-height="15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15%" fo:text-align="center"/>
    </style:style>
    <style:style style:family="paragraph" style:name="a58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8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917">
      <style:table-row-properties style:row-height="0.31944in"/>
    </style:style>
    <style:style style:family="text" style:name="a918">
      <style:text-properties fo:font-size="0.13889in" style:font-size-asian="0.13889in" style:font-size-complex="0.13889in" fo:language="pt" fo:country="BR"/>
    </style:style>
    <style:style style:family="text" style:name="a919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1110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80%" fo:text-align="left" style:tab-stop-distance="0.5in" fo:margin-left="0.04097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80%" fo:text-align="left" style:tab-stop-distance="0.5in" fo:margin-left="0.04097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bitmap" draw:fill-image-name="a5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italic" style:font-style-asian="italic" style:font-style-complex="italic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15%" fo:text-align="center"/>
    </style:style>
    <style:style style:family="text" style:name="a5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1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5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5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size="0.13889in" style:font-size-asian="0.13889in" style:font-size-complex="0.13889in" fo:language="pt" fo:country="BR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5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15%" fo:text-align="center"/>
    </style:style>
    <style:style style:family="text" style:name="a5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5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5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5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size="0.13889in" style:font-size-asian="0.13889in" style:font-size-complex="0.13889in" fo:language="pt" fo:country="BR"/>
    </style:style>
    <style:style style:family="paragraph" style:name="a59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28">
      <style:paragraph-properties fo:line-height="115%" fo:text-align="center"/>
    </style:style>
    <style:style style:family="table-cell" style:name="a92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1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01">
      <style:graphic-properties draw:fill="none" draw:stroke="none" draw:shadow="visible" draw:shadow-offset-x="0in" draw:shadow-offset-y="0in" draw:shadow-color="#000000" draw:shadow-opacity="46%"/>
    </style:style>
    <style:style style:family="text" style:name="a11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draw:fill="none" draw:stroke="none" draw:shadow="visible" draw:shadow-offset-x="0in" draw:shadow-offset-y="0in" draw:shadow-color="#000000" draw:shadow-opacity="46%"/>
    </style:style>
    <style:style style:family="paragraph" style:name="a1126">
      <style:paragraph-properties fo:line-height="80%" fo:text-align="left" style:tab-stop-distance="0.5in" fo:margin-left="0.04097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bitmap" draw:fill-image-name="a8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 draw:shadow="visible" draw:shadow-offset-x="0in" draw:shadow-offset-y="0in" draw:shadow-color="#000000" draw:shadow-opacity="46%"/>
    </style:style>
    <style:style style:family="paragraph" style:name="a1251">
      <style:paragraph-properties fo:line-height="8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draw:fill="none" draw:stroke="none" draw:shadow="visible" draw:shadow-offset-x="0in" draw:shadow-offset-y="0in" draw:shadow-color="#000000" draw:shadow-opacity="46%"/>
    </style:style>
    <style:style style:family="text" style:name="a930">
      <style:text-properties fo:font-size="0.13889in" style:font-size-asian="0.13889in" style:font-size-complex="0.13889in" fo:language="pt" fo:country="BR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32">
      <style:paragraph-properties fo:line-height="115%" fo:text-align="center"/>
    </style:style>
    <style:style style:family="drawing-page" style:name="a1255">
      <style:drawing-page-properties draw:fill="bitmap" draw:fill-image-name="a12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33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graphic" style:name="a1256" style:parent-style-name="Graphics">
      <style:graphic-properties draw:fill="none" draw:stroke="none"/>
    </style:style>
    <style:style style:family="table-row" style:name="a934">
      <style:table-row-properties style:row-height="0.31944in"/>
    </style:style>
    <style:style style:family="text" style:name="a12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size="0.13889in" style:font-size-asian="0.13889in" style:font-size-complex="0.13889in" fo:language="pt" fo:country="BR"/>
    </style:style>
    <style:style style:family="paragraph" style:name="a12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937">
      <style:paragraph-properties fo:line-height="115%" fo:text-align="center"/>
    </style:style>
    <style:style style:family="table-cell" style:name="a93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39">
      <style:text-properties fo:font-size="0.13889in" style:font-size-asian="0.13889in" style:font-size-complex="0.13889in" fo:language="pt" fo:country="BR"/>
    </style:style>
    <style:style style:family="text" style:name="a10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004" style:parent-style-name="Graphics">
      <style:graphic-properties draw:fill="none" draw:stroke="none"/>
    </style:style>
    <style:style style:family="drawing-page" style:name="a1006">
      <style:drawing-page-properties draw:fill="bitmap" draw:fill-image-name="a10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bitmap" draw:fill-image-name="a8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15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bitmap" draw:fill-image-name="a8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15%" fo:text-align="center"/>
    </style:style>
    <style:style style:family="paragraph" style:name="a126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43">
      <style:text-properties fo:font-size="0.13889in" style:font-size-asian="0.13889in" style:font-size-complex="0.13889in" fo:language="pt" fo:country="BR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126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15%" fo:text-align="center"/>
    </style:style>
    <style:style style:family="table-cell" style:name="a94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size="0.13889in" style:font-size-asian="0.13889in" style:font-size-complex="0.13889in" fo:language="pt" fo:country="BR"/>
    </style:style>
    <style:style style:family="text" style:name="a948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49">
      <style:paragraph-properties fo:line-height="115%" fo:text-align="center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011" style:parent-style-name="Graphics">
      <style:graphic-properties draw:fill="none" draw:stroke="none"/>
    </style:style>
    <style:style style:family="drawing-page" style:name="a1013">
      <style:drawing-page-properties draw:fill="bitmap" draw:fill-image-name="a10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018" style:parent-style-name="Graphics">
      <style:graphic-properties draw:fill="none" draw:stroke="none"/>
    </style:style>
    <style:style style:family="drawing-page" style:name="a1141">
      <style:drawing-page-properties draw:fill="bitmap" draw:fill-image-name="a11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144" style:parent-style-name="Graphics">
      <style:graphic-properties draw:fill="none" draw:stroke="none"/>
    </style:style>
    <style:style style:family="presentation" style:name="a821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1146">
      <style:drawing-page-properties draw:fill="bitmap" draw:fill-image-name="a11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3">
      <style:drawing-page-properties draw:fill="bitmap" draw:fill-image-name="a8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draw:fill="none" draw:stroke="none" draw:shadow="visible" draw:shadow-offset-x="0in" draw:shadow-offset-y="0in" draw:shadow-color="#000000" draw:shadow-opacity="46%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" style:name="a827">
      <style:table-properties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8">
      <style:table-column-properties style:column-width="3.51852in"/>
    </style:style>
    <style:style style:family="paragraph" style:name="a12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29">
      <style:table-column-properties style:column-width="1.79789in"/>
    </style:style>
    <style:style style:family="table-cell" style:name="a95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row" style:name="a951">
      <style:table-row-properties style:row-height="0.31944in"/>
    </style:style>
    <style:style style:family="text" style:name="a12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size="0.13889in" style:font-size-asian="0.13889in" style:font-size-complex="0.13889in" fo:language="pt" fo:country="BR"/>
    </style:style>
    <style:style style:family="paragraph" style:name="a12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12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15%" fo:text-align="center"/>
    </style:style>
    <style:style style:family="paragraph" style:name="a1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5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graphic" style:name="a127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size="0.13889in" style:font-size-asian="0.13889in" style:font-size-complex="0.13889in" fo:language="pt" fo:country="BR"/>
    </style:style>
    <style:style style:family="text" style:name="a957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58">
      <style:paragraph-properties fo:line-height="115%" fo:text-align="center"/>
    </style:style>
    <style:style style:family="table-cell" style:name="a95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 style:parent-style-name="Graphics">
      <style:graphic-properties draw:fill="none" draw:stroke="none"/>
    </style:style>
    <style:style style:family="text" style:name="a7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27">
      <style:drawing-page-properties draw:fill="bitmap" draw:fill-image-name="a1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bitmap" draw:fill-image-name="a11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30">
      <style:table-column-properties style:column-width="1.92039in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olumn" style:name="a831">
      <style:table-column-properties style:column-width="2.18612in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row" style:name="a832">
      <style:table-row-properties style:row-height="0.32569in"/>
    </style:style>
    <style:style style:family="text" style:name="a833">
      <style:text-properties fo:font-size="0.13889in" style:font-size-asian="0.13889in" style:font-size-complex="0.13889in" fo:language="pt" fo:country="BR"/>
    </style:style>
    <style:style style:family="drawing-page" style:name="a1156">
      <style:drawing-page-properties draw:fill="bitmap" draw:fill-image-name="a11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1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15%" fo:text-align="center"/>
    </style:style>
    <style:style style:family="text" style:name="a11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1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size="0.13889in" style:font-size-asian="0.13889in" style:font-size-complex="0.13889in" fo:language="pt" fo:country="BR"/>
    </style:style>
    <style:style style:family="text" style:name="a838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39">
      <style:paragraph-properties fo:line-height="115%" fo:text-align="center"/>
    </style:style>
    <style:style style:family="text" style:name="a960">
      <style:text-properties fo:font-size="0.13889in" style:font-size-asian="0.13889in" style:font-size-complex="0.13889in" fo:language="pt" fo:country="BR"/>
    </style:style>
    <style:style style:family="text" style:name="a961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62">
      <style:paragraph-properties fo:line-height="115%" fo:text-align="center"/>
    </style:style>
    <style:style style:family="table-cell" style:name="a963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64">
      <style:text-properties fo:font-size="0.13889in" style:font-size-asian="0.13889in" style:font-size-complex="0.13889in" fo:language="pt" fo:country="BR"/>
    </style:style>
    <style:style style:family="text" style:name="a965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66">
      <style:paragraph-properties fo:line-height="115%" fo:text-align="center"/>
    </style:style>
    <style:style style:family="table-cell" style:name="a96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968">
      <style:table-row-properties style:row-height="0.25417in"/>
    </style:style>
    <style:style style:family="text" style:name="a969">
      <style:text-properties fo:font-size="0.13889in" style:font-size-asian="0.13889in" style:font-size-complex="0.13889in" fo:language="pt" fo:country="BR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31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1033">
      <style:drawing-page-properties draw:fill="bitmap" draw:fill-image-name="a10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37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draw:stroke="none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bitmap" draw:fill-image-name="a7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4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size="0.13889in" style:font-size-asian="0.13889in" style:font-size-complex="0.13889in" fo:language="pt" fo:country="BR"/>
    </style:style>
    <style:style style:family="text" style:name="a11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116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15%" fo:text-align="center"/>
    </style:style>
    <style:style style:family="table-cell" style:name="a84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size="0.13889in" style:font-size-asian="0.13889in" style:font-size-complex="0.13889in" fo:language="pt" fo:country="BR"/>
    </style:style>
    <style:style style:family="text" style:name="a11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1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15%" fo:text-align="center"/>
    </style:style>
    <style:style style:family="table-cell" style:name="a84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849">
      <style:table-row-properties style:row-height="0.31944in"/>
    </style:style>
    <style:style style:family="text" style:name="a970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71">
      <style:paragraph-properties fo:line-height="115%" fo:text-align="justify" fo:text-align-last="start"/>
    </style:style>
    <style:style style:family="table-cell" style:name="a97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73">
      <style:text-properties fo:font-size="0.13889in" style:font-size-asian="0.13889in" style:font-size-complex="0.13889in" fo:language="pt" fo:country="BR"/>
    </style:style>
    <style:style style:family="text" style:name="a974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75">
      <style:paragraph-properties fo:line-height="115%" fo:text-align="center"/>
    </style:style>
    <style:style style:family="table-cell" style:name="a97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77">
      <style:text-properties fo:font-size="0.13889in" style:font-size-asian="0.13889in" style:font-size-complex="0.13889in" fo:language="pt" fo:country="BR"/>
    </style:style>
    <style:style style:family="text" style:name="a978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79">
      <style:paragraph-properties fo:line-height="115%" fo:text-align="center"/>
    </style:style>
    <style:style style:family="text" style:name="a10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43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5">
      <style:drawing-page-properties draw:fill="bitmap" draw:fill-image-name="a10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 style:parent-style-name="Graphics">
      <style:graphic-properties draw:fill="none" draw:stroke="none"/>
    </style:style>
    <style:style style:family="text" style:name="a7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size="0.13889in" style:font-size-asian="0.13889in" style:font-size-complex="0.13889in" fo:language="pt" fo:country="BR"/>
    </style:style>
    <style:style style:family="text" style:name="a1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117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15%" fo:text-align="center"/>
    </style:style>
    <style:style style:family="table-cell" style:name="a853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size="0.13889in" style:font-size-asian="0.13889in" style:font-size-complex="0.13889in" fo:language="pt" fo:country="BR"/>
    </style:style>
    <style:style style:family="text" style:name="a855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drawing-page" style:name="a1178">
      <style:drawing-page-properties draw:fill="bitmap" draw:fill-image-name="a11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6">
      <style:paragraph-properties fo:line-height="115%" fo:text-align="center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85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58">
      <style:text-properties fo:font-size="0.13889in" style:font-size-asian="0.13889in" style:font-size-complex="0.13889in" fo:language="pt" fo:country="BR"/>
    </style:style>
    <style:style style:family="text" style:name="a859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able-cell" style:name="a98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81">
      <style:text-properties fo:font-size="0.13889in" style:font-size-asian="0.13889in" style:font-size-complex="0.13889in" fo:language="pt" fo:country="BR"/>
    </style:style>
    <style:style style:family="text" style:name="a982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83">
      <style:paragraph-properties fo:line-height="115%" fo:text-align="center"/>
    </style:style>
    <style:style style:family="text" style:name="a6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60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6">
      <style:drawing-page-properties draw:fill="bitmap" draw:fill-image-name="a9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bitmap" draw:fill-image-name="a10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55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bitmap" draw:fill-image-name="a10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bitmap" draw:fill-image-name="a7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15%" fo:text-align="center"/>
    </style:style>
    <style:style style:family="table-cell" style:name="a861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1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size="0.13889in" style:font-size-asian="0.13889in" style:font-size-complex="0.13889in" fo:language="pt" fo:country="BR"/>
    </style:style>
    <style:style style:family="text" style:name="a11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118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15%" fo:text-align="center"/>
    </style:style>
    <style:style style:family="table-cell" style:name="a865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1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66">
      <style:table-row-properties style:row-height="0.31944in"/>
    </style:style>
    <style:style style:family="text" style:name="a1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size="0.13889in" style:font-size-asian="0.13889in" style:font-size-complex="0.13889in" fo:language="pt" fo:country="BR"/>
    </style:style>
    <style:style style:family="text" style:name="a868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69">
      <style:paragraph-properties fo:line-height="115%" fo:text-align="center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bitmap" draw:fill-image-name="a9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997" style:parent-style-name="Graphics">
      <style:graphic-properties draw:fill="none" draw:stroke="none"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9">
      <style:drawing-page-properties draw:fill="bitmap" draw:fill-image-name="a9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text:list-style style:name="a1096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124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127">
      <text:list-level-style-number text:level="1" style:num-format="">
        <style:list-level-properties text:space-before="0.04097in"/>
      </text:list-level-style-number>
      <text:list-level-style-number text:level="2" style:num-format="">
        <style:list-level-properties text:space-before="0.45337in"/>
      </text:list-level-style-number>
      <text:list-level-style-number text:level="3" style:num-format="">
        <style:list-level-properties text:space-before="0.78802in"/>
      </text:list-level-style-number>
      <text:list-level-style-number text:level="4" style:num-format="">
        <style:list-level-properties text:space-before="1.18172in"/>
      </text:list-level-style-number>
      <text:list-level-style-number text:level="5" style:num-format="">
        <style:list-level-properties text:space-before="1.49668in"/>
      </text:list-level-style-number>
      <text:list-level-style-number text:level="6" style:num-format="">
        <style:list-level-properties text:space-before="2.41597in"/>
      </text:list-level-style-number>
      <text:list-level-style-number text:level="7" style:num-format="">
        <style:list-level-properties text:space-before="2.91597in"/>
      </text:list-level-style-number>
      <text:list-level-style-number text:level="8" style:num-format="">
        <style:list-level-properties text:space-before="3.41597in"/>
      </text:list-level-style-number>
      <text:list-level-style-number text:level="9" style:num-format="">
        <style:list-level-properties text:space-before="3.91597in"/>
      </text:list-level-style-number>
    </text:list-style>
    <text:list-style style:name="a72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67">
      <text:list-level-style-number text:level="1" style:num-format="">
        <style:list-level-properties text:space-before="0.04028in"/>
      </text:list-level-style-number>
      <text:list-level-style-number text:level="2" style:num-format="">
        <style:list-level-properties text:space-before="0.45268in"/>
      </text:list-level-style-number>
      <text:list-level-style-number text:level="3" style:num-format="">
        <style:list-level-properties text:space-before="0.78733in"/>
      </text:list-level-style-number>
      <text:list-level-style-number text:level="4" style:num-format="">
        <style:list-level-properties text:space-before="1.18103in"/>
      </text:list-level-style-number>
      <text:list-level-style-number text:level="5" style:num-format="">
        <style:list-level-properties text:space-before="1.49599in"/>
      </text:list-level-style-number>
      <text:list-level-style-number text:level="6" style:num-format="">
        <style:list-level-properties text:space-before="2.41528in"/>
      </text:list-level-style-number>
      <text:list-level-style-number text:level="7" style:num-format="">
        <style:list-level-properties text:space-before="2.91528in"/>
      </text:list-level-style-number>
      <text:list-level-style-number text:level="8" style:num-format="">
        <style:list-level-properties text:space-before="3.41528in"/>
      </text:list-level-style-number>
      <text:list-level-style-number text:level="9" style:num-format="">
        <style:list-level-properties text:space-before="3.91528in"/>
      </text:list-level-style-number>
    </text:list-style>
    <text:list-style style:name="a125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827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1.162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556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871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790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290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790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29035in" text:min-label-width="0.33465in"/>
        <style:text-properties fo:color="#dadada" fo:font-family="Wingdings 2" style:font-charset="x-symbol" fo:font-size="70%"/>
      </text:list-level-style-bullet>
    </text:list-style>
    <text:list-style style:name="a699">
      <text:list-level-style-bullet text:level="1" text:bullet-char="•">
        <style:list-level-properties text:space-before="0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dadada" fo:font-family="Arial" style:font-family-generic="swiss" style:font-pitch="variable" fo:font-size="70%"/>
      </text:list-level-style-bullet>
    </text:list-style>
    <text:list-style style:name="a662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72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9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6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68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19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31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634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19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6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30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133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72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138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73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75">
      <text:list-level-style-number text:level="1" style:num-format="">
        <style:list-level-properties text:space-before="0.04028in"/>
      </text:list-level-style-number>
      <text:list-level-style-number text:level="2" style:num-format="">
        <style:list-level-properties text:space-before="0.45268in"/>
      </text:list-level-style-number>
      <text:list-level-style-number text:level="3" style:num-format="">
        <style:list-level-properties text:space-before="0.78733in"/>
      </text:list-level-style-number>
      <text:list-level-style-number text:level="4" style:num-format="">
        <style:list-level-properties text:space-before="1.18103in"/>
      </text:list-level-style-number>
      <text:list-level-style-number text:level="5" style:num-format="">
        <style:list-level-properties text:space-before="1.49599in"/>
      </text:list-level-style-number>
      <text:list-level-style-number text:level="6" style:num-format="">
        <style:list-level-properties text:space-before="2.41528in"/>
      </text:list-level-style-number>
      <text:list-level-style-number text:level="7" style:num-format="">
        <style:list-level-properties text:space-before="2.91528in"/>
      </text:list-level-style-number>
      <text:list-level-style-number text:level="8" style:num-format="">
        <style:list-level-properties text:space-before="3.41528in"/>
      </text:list-level-style-number>
      <text:list-level-style-number text:level="9" style:num-format="">
        <style:list-level-properties text:space-before="3.91528in"/>
      </text:list-level-style-number>
    </text:list-style>
    <text:list-style style:name="a1105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9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67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08">
      <text:list-level-style-number text:level="1" style:num-format="">
        <style:list-level-properties text:space-before="0.04097in"/>
      </text:list-level-style-number>
      <text:list-level-style-number text:level="2" style:num-format="">
        <style:list-level-properties text:space-before="0.45337in"/>
      </text:list-level-style-number>
      <text:list-level-style-number text:level="3" style:num-format="">
        <style:list-level-properties text:space-before="0.78802in"/>
      </text:list-level-style-number>
      <text:list-level-style-number text:level="4" style:num-format="">
        <style:list-level-properties text:space-before="1.18172in"/>
      </text:list-level-style-number>
      <text:list-level-style-number text:level="5" style:num-format="">
        <style:list-level-properties text:space-before="1.49668in"/>
      </text:list-level-style-number>
      <text:list-level-style-number text:level="6" style:num-format="">
        <style:list-level-properties text:space-before="2.41597in"/>
      </text:list-level-style-number>
      <text:list-level-style-number text:level="7" style:num-format="">
        <style:list-level-properties text:space-before="2.91597in"/>
      </text:list-level-style-number>
      <text:list-level-style-number text:level="8" style:num-format="">
        <style:list-level-properties text:space-before="3.41597in"/>
      </text:list-level-style-number>
      <text:list-level-style-number text:level="9" style:num-format="">
        <style:list-level-properties text:space-before="3.91597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702">
      <text:list-level-style-bullet text:level="1" text:bullet-char="•">
        <style:list-level-properties text:space-before="0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dadada" fo:font-family="Arial" style:font-family-generic="swiss" style:font-pitch="variable" fo:font-size="70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1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644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2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827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1.162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556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871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790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290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790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29035in" text:min-label-width="0.33465in"/>
        <style:text-properties fo:color="#dadada" fo:font-family="Wingdings 2" style:font-charset="x-symbol" fo:font-size="70%"/>
      </text:list-level-style-bullet>
    </text:list-style>
    <text:list-style style:name="a64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7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0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4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82">
      <text:list-level-style-number text:level="1" style:num-format="">
        <style:list-level-properties text:space-before="0.04028in"/>
      </text:list-level-style-number>
      <text:list-level-style-number text:level="2" style:num-format="">
        <style:list-level-properties text:space-before="0.45268in"/>
      </text:list-level-style-number>
      <text:list-level-style-number text:level="3" style:num-format="">
        <style:list-level-properties text:space-before="0.78733in"/>
      </text:list-level-style-number>
      <text:list-level-style-number text:level="4" style:num-format="">
        <style:list-level-properties text:space-before="1.18103in"/>
      </text:list-level-style-number>
      <text:list-level-style-number text:level="5" style:num-format="">
        <style:list-level-properties text:space-before="1.49599in"/>
      </text:list-level-style-number>
      <text:list-level-style-number text:level="6" style:num-format="">
        <style:list-level-properties text:space-before="2.41528in"/>
      </text:list-level-style-number>
      <text:list-level-style-number text:level="7" style:num-format="">
        <style:list-level-properties text:space-before="2.91528in"/>
      </text:list-level-style-number>
      <text:list-level-style-number text:level="8" style:num-format="">
        <style:list-level-properties text:space-before="3.41528in"/>
      </text:list-level-style-number>
      <text:list-level-style-number text:level="9" style:num-format="">
        <style:list-level-properties text:space-before="3.91528in"/>
      </text:list-level-style-number>
    </text:list-style>
    <text:list-style style:name="a1111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086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114">
      <text:list-level-style-number text:level="1" style:num-format="">
        <style:list-level-properties text:space-before="0.04097in"/>
      </text:list-level-style-number>
      <text:list-level-style-number text:level="2" style:num-format="">
        <style:list-level-properties text:space-before="0.45337in"/>
      </text:list-level-style-number>
      <text:list-level-style-number text:level="3" style:num-format="">
        <style:list-level-properties text:space-before="0.78802in"/>
      </text:list-level-style-number>
      <text:list-level-style-number text:level="4" style:num-format="">
        <style:list-level-properties text:space-before="1.18172in"/>
      </text:list-level-style-number>
      <text:list-level-style-number text:level="5" style:num-format="">
        <style:list-level-properties text:space-before="1.49668in"/>
      </text:list-level-style-number>
      <text:list-level-style-number text:level="6" style:num-format="">
        <style:list-level-properties text:space-before="2.41597in"/>
      </text:list-level-style-number>
      <text:list-level-style-number text:level="7" style:num-format="">
        <style:list-level-properties text:space-before="2.91597in"/>
      </text:list-level-style-number>
      <text:list-level-style-number text:level="8" style:num-format="">
        <style:list-level-properties text:space-before="3.41597in"/>
      </text:list-level-style-number>
      <text:list-level-style-number text:level="9" style:num-format="">
        <style:list-level-properties text:space-before="3.91597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089">
      <text:list-level-style-number text:level="1" style:num-format="">
        <style:list-level-properties text:space-before="0.04028in"/>
      </text:list-level-style-number>
      <text:list-level-style-number text:level="2" style:num-format="">
        <style:list-level-properties text:space-before="0.45268in"/>
      </text:list-level-style-number>
      <text:list-level-style-number text:level="3" style:num-format="">
        <style:list-level-properties text:space-before="0.78733in"/>
      </text:list-level-style-number>
      <text:list-level-style-number text:level="4" style:num-format="">
        <style:list-level-properties text:space-before="1.18103in"/>
      </text:list-level-style-number>
      <text:list-level-style-number text:level="5" style:num-format="">
        <style:list-level-properties text:space-before="1.49599in"/>
      </text:list-level-style-number>
      <text:list-level-style-number text:level="6" style:num-format="">
        <style:list-level-properties text:space-before="2.41528in"/>
      </text:list-level-style-number>
      <text:list-level-style-number text:level="7" style:num-format="">
        <style:list-level-properties text:space-before="2.91528in"/>
      </text:list-level-style-number>
      <text:list-level-style-number text:level="8" style:num-format="">
        <style:list-level-properties text:space-before="3.41528in"/>
      </text:list-level-style-number>
      <text:list-level-style-number text:level="9" style:num-format="">
        <style:list-level-properties text:space-before="3.91528in"/>
      </text:list-level-style-number>
    </text:list-style>
    <text:list-style style:name="a1117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68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11">
      <text:list-level-style-bullet text:level="1" text:bullet-char="•">
        <style:list-level-properties text:space-before="0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dadada" fo:font-family="Arial" style:font-family-generic="swiss" style:font-pitch="variable" fo:font-size="70%"/>
      </text:list-level-style-bullet>
    </text:list-style>
    <text:list-style style:name="a124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827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1.162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556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871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790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290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790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29035in" text:min-label-width="0.33465in"/>
        <style:text-properties fo:color="#dadada" fo:font-family="Wingdings 2" style:font-charset="x-symbol" fo:font-size="70%"/>
      </text:list-level-style-bullet>
    </text:list-style>
    <text:list-style style:name="a6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4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827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1.162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556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871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790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290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790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29035in" text:min-label-width="0.33465in"/>
        <style:text-properties fo:color="#dadada" fo:font-family="Wingdings 2" style:font-charset="x-symbol" fo:font-size="70%"/>
      </text:list-level-style-bullet>
    </text:list-style>
    <text:list-style style:name="a656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24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827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1.162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556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871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790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290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790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29035in" text:min-label-width="0.33465in"/>
        <style:text-properties fo:color="#dadada" fo:font-family="Wingdings 2" style:font-charset="x-symbol" fo:font-size="70%"/>
      </text:list-level-style-bullet>
    </text:list-style>
    <text:list-style style:name="a118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1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20">
      <text:list-level-style-number text:level="1" style:num-format="">
        <style:list-level-properties text:space-before="0.04097in"/>
      </text:list-level-style-number>
      <text:list-level-style-number text:level="2" style:num-format="">
        <style:list-level-properties text:space-before="0.45337in"/>
      </text:list-level-style-number>
      <text:list-level-style-number text:level="3" style:num-format="">
        <style:list-level-properties text:space-before="0.78802in"/>
      </text:list-level-style-number>
      <text:list-level-style-number text:level="4" style:num-format="">
        <style:list-level-properties text:space-before="1.18172in"/>
      </text:list-level-style-number>
      <text:list-level-style-number text:level="5" style:num-format="">
        <style:list-level-properties text:space-before="1.49668in"/>
      </text:list-level-style-number>
      <text:list-level-style-number text:level="6" style:num-format="">
        <style:list-level-properties text:space-before="2.41597in"/>
      </text:list-level-style-number>
      <text:list-level-style-number text:level="7" style:num-format="">
        <style:list-level-properties text:space-before="2.91597in"/>
      </text:list-level-style-number>
      <text:list-level-style-number text:level="8" style:num-format="">
        <style:list-level-properties text:space-before="3.41597in"/>
      </text:list-level-style-number>
      <text:list-level-style-number text:level="9" style:num-format="">
        <style:list-level-properties text:space-before="3.91597in"/>
      </text:list-level-style-number>
    </text:list-style>
  </office:automatic-styles>
  <office:body>
    <office:presentation>
      <draw:page draw:name="Slide2" draw:style-name="a572" draw:master-page-name="Master1-Layout9-picTx-Imagem-com-Legenda" presentation:presentation-page-layout-name="Master1-PPL9" draw:id="Slide-257">
        <draw:frame draw:id="id117" draw:style-name="a573" draw:name="Imagem 2" svg:x="0in" svg:y="0.00237in" svg:width="7.57628in" svg:height="7.49763in" style:rel-width="scale" style:rel-height="scale">
          <draw:image xlink:href="media/image1.PNG" xlink:type="simple" xlink:show="embed" xlink:actuate="onLoad"/>
          <svg:title/>
          <svg:desc/>
        </draw:frame>
        <draw:frame draw:id="id118" presentation:style-name="a576" draw:name="Título 3" svg:x="6.66667in" svg:y="0.57424in" svg:width="6.49054in" svg:height="2.00059in" presentation:class="title" presentation:placeholder="false">
          <draw:text-box>
            <text:p text:style-name="a575" text:class-names="" text:cond-style-name=""><text:span text:style-name="a574" text:class-names="">Grupo LUMOS</text:span></text:p>
          </draw:text-box>
          <svg:title/>
          <svg:desc/>
        </draw:frame>
        <draw:frame draw:id="id119" presentation:style-name="a590" draw:name="Espaço Reservado para Texto 6" svg:x="6.66667in" svg:y="2.75008in" svg:width="6.49054in" svg:height="3.69219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Eduardo Martins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Fernanda Palma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Karina Santos</text:span></text:p>
              </text:list-item>
            </text:list>
            <text:list text:style-name="a589">
              <text:list-item>
                <text:p text:style-name="a588" text:class-names="" text:cond-style-name=""><text:span text:style-name="a586" text:class-names="">Marcos Zambom</text:span><text:span text:style-name="a587" text:class-names=""/></text:p>
              </text:list-item>
            </text:list>
          </draw:text-box>
          <svg:title/>
          <svg:desc/>
        </draw:frame>
      </draw:page>
      <draw:page draw:name="Slide3" draw:style-name="a592" draw:master-page-name="Master1-Layout4-twoObj-Duas-Partes-de-Conteúdo" presentation:presentation-page-layout-name="Master1-PPL4" draw:id="Slide-258">
        <draw:frame draw:id="id120" presentation:style-name="a595" draw:name="Título 1" svg:x="0.99934in" svg:y="0.66667in" svg:width="11.32301in" svg:height="1.0613in" presentation:class="title" presentation:placeholder="false">
          <draw:text-box>
            <text:p text:style-name="a594" text:class-names="" text:cond-style-name=""><text:span text:style-name="a593" text:class-names="">Grupo Lumos</text:span></text:p>
          </draw:text-box>
          <svg:title/>
          <svg:desc/>
        </draw:frame>
        <draw:frame draw:id="id121" presentation:style-name="a609" draw:name="Espaço Reservado para Conteúdo 2" svg:x="0.99934in" svg:y="1.89463in" svg:width="5.53423in" svg:height="4.4387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6" text:class-names="">Fundado em 2025, o<text:s text:c="1"/></text:span><text:span text:style-name="a597" text:class-names="">Grupo Lumos</text:span><text:span text:style-name="a598" text:class-names=""><text:s text:c="1"/>nasceu com o propósito de simplificar a tecnologia para os profissionais do Direito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4" text:class-names="">O primeiro grande marco da empresa foi o lançamento do<text:s text:c="1"/></text:span><text:span text:style-name="a605" text:class-names="">sistema Themis</text:span><text:span text:style-name="a606" text:class-names="">, uma plataforma inteligente desenvolvida para escritórios de advocacia e departamentos jurídicos. O Themis foi criado para resolver desafios reais enfrentados por advogados, como a organização de processos, gestão de clientes e controle financeiro.</text:span></text:p>
              </text:list-item>
            </text:list>
          </draw:text-box>
          <svg:title/>
          <svg:desc/>
        </draw:frame>
        <draw:frame draw:id="id122" presentation:style-name="a623" draw:name="Espaço Reservado para Conteúdo 3" svg:x="6.78357in" svg:y="1.89463in" svg:width="5.53878in" svg:height="4.4387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0" text:class-names="">Mais do que uma ferramenta, o Themis representa a visão do Grupo Lumos:<text:s text:c="1"/></text:span><text:span text:style-name="a611" text:class-names="">aliar tecnologia e funcionalidade para empoderar profissionais e otimizar resultados</text:span><text:span text:style-name="a612" text:class-names="">.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18" text:class-names="">Hoje, o Grupo Lumos segue firme em sua missão de<text:s text:c="1"/></text:span><text:span text:style-name="a619" text:class-names="">iluminar o caminho da inovação</text:span><text:span text:style-name="a620" text:class-names="">, levando soluções digitais que transformam a rotina jurídica e constroem um futuro mais ágil, acessível e eficiente para a Justiça.</text:span></text:p>
              </text:list-item>
            </text:list>
          </draw:text-box>
          <svg:title/>
          <svg:desc/>
        </draw:frame>
      </draw:page>
      <draw:page draw:name="Slide4" draw:style-name="a625" draw:master-page-name="Master1-Layout4-twoObj-Duas-Partes-de-Conteúdo" presentation:presentation-page-layout-name="Master1-PPL4" draw:id="Slide-259">
        <draw:frame draw:id="id123" presentation:style-name="a628" draw:name="Título 1" svg:x="0.99934in" svg:y="0.66667in" svg:width="11.32301in" svg:height="1.0613in" presentation:class="title" presentation:placeholder="false">
          <draw:text-box>
            <text:p text:style-name="a627" text:class-names="" text:cond-style-name=""><text:span text:style-name="a626" text:class-names="">Grupo Lumos</text:span></text:p>
          </draw:text-box>
          <svg:title/>
          <svg:desc/>
        </draw:frame>
        <draw:frame draw:id="id124" presentation:style-name="a638" draw:name="Espaço Reservado para Conteúdo 2" svg:x="0.99934in" svg:y="1.89463in" svg:width="5.53423in" svg:height="4.4387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Missão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Nossa missão é fornecer soluções tecnológicas de alta qualidade que atendam às necessidades e desafios de nossos clientes, promovendo inovação e excelência em cada projeto. Buscamos constantemente aprimorar nossos produtos e serviços, garantindo que cada solução seja eficaz, eficiente e adaptada às demandas do mercado, contribuindo para o sucesso e crescimento de nossos parceiros.</text:span></text:p>
              </text:list-item>
            </text:list>
          </draw:text-box>
          <svg:title/>
          <svg:desc/>
        </draw:frame>
        <draw:frame draw:id="id125" presentation:style-name="a648" draw:name="Espaço Reservado para Conteúdo 3" svg:x="6.78357in" svg:y="1.89463in" svg:width="5.53878in" svg:height="4.4387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Visão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Nossa visão é nos tornar um modelo de referência no setor, inspirando e impulsionando a criação de ideias inovadoras que transformam o mercado e a sociedade. Buscamos ser reconhecidos pela nossa capacidade de antecipar tendências, fomentar a criatividade e promover soluções que façam a diferença, estabelecendo padrões de excelência e inovação para as futuras gerações de empreendedores e profissionais.</text:span></text:p>
              </text:list-item>
            </text:list>
          </draw:text-box>
          <svg:title/>
          <svg:desc/>
        </draw:frame>
      </draw:page>
      <draw:page draw:name="Slide5" draw:style-name="a650" draw:master-page-name="Master1-Layout2-obj-Título-e-Conteúdo" presentation:presentation-page-layout-name="Master1-PPL2" draw:id="Slide-260">
        <draw:frame draw:id="id126" presentation:style-name="a653" draw:name="Título 1" svg:x="0.99934in" svg:y="0.66667in" svg:width="11.32301in" svg:height="1.0613in" presentation:class="title" presentation:placeholder="false">
          <draw:text-box>
            <text:p text:style-name="a652" text:class-names="" text:cond-style-name=""><text:span text:style-name="a651" text:class-names="">Grupo Lumos</text:span></text:p>
          </draw:text-box>
          <svg:title/>
          <svg:desc/>
        </draw:frame>
        <draw:frame draw:id="id127" presentation:style-name="a687" draw:name="Espaço Reservado para Conteúdo 2" svg:x="0.99934in" svg:y="1.89463in" svg:width="11.32301in" svg:height="5.27204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Valores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Integridade: Agimos com transparência, honestidade e respeito, mantendo um compromisso inabalável com a confiança de nossos clientes, parceiros e colaboradores.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Inovação: Buscamos constantemente novas ideias e soluções criativas, acreditando que a inovação é a chave para o crescimento e a adaptação ao cenário tecnológico em constante evolução.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Ética: Conduzimos nossos negócios com responsabilidade e respeito, garantindo que nossas ações estejam sempre alinhadas aos mais altos padrões de conduta ética.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Segurança: Priorizamos a segurança em todos os aspectos de nossa operação, garantindo que nossos produtos, serviços e processos protejam os dados, interesses e bem-estar de nossos clientes e colaboradores.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Praticidade: A simplicidade e a eficácia, criando soluções que não sejam apenas inovadoras, mas também práticas e acessíveis, facilitando a vida de nossos clientes e promovendo resultados tangíveis e de fácil aplicação.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9" draw:style-name="a689" draw:master-page-name="Master1-Layout9-picTx-Imagem-com-Legenda" presentation:presentation-page-layout-name="Master1-PPL9" draw:id="Slide-264">
        <draw:frame draw:id="id128" presentation:style-name="a692" draw:name="Título 1" svg:x="0.99934in" svg:y="0.66702in" svg:width="6.49054in" svg:height="2.00059in" presentation:class="title" presentation:placeholder="false">
          <draw:text-box>
            <text:p text:style-name="a691" text:class-names="" text:cond-style-name=""><text:span text:style-name="a690" text:class-names="">A Cliente</text:span></text:p>
          </draw:text-box>
          <svg:title/>
          <svg:desc/>
        </draw:frame>
        <draw:frame draw:id="id129" presentation:style-name="a693" draw:name="Espaço Reservado para Texto 3" svg:x="0.99934in" svg:y="2.66761in" svg:width="6.49054in" svg:height="3.69219in" presentation:class="outline" presentation:placeholder="true">
          <draw:text-box/>
          <svg:title/>
          <svg:desc/>
        </draw:frame>
        <draw:frame draw:id="id130" draw:style-name="a694" draw:name="Imagem 7" svg:x="0.87712in" svg:y="2.60546in" svg:width="6.6741in" svg:height="4.05009in" style:rel-width="scale" style:rel-height="scale">
          <draw:image xlink:href="media/image2.png" xlink:type="simple" xlink:show="embed" xlink:actuate="onLoad"/>
          <svg:title/>
          <svg:desc/>
        </draw:frame>
        <draw:frame draw:id="id131" draw:style-name="a712" draw:name="Espaço Reservado para Conteúdo 3" svg:x="7.93333in" svg:y="0.66702in" svg:width="3.9in" svg:height="5.69277in">
          <draw:text-box>
            <text:list text:style-name="a699">
              <text:list-item>
                <text:p text:style-name="a698" text:class-names="" text:cond-style-name=""><text:span text:style-name="a695" text:class-names="">Fundado em 2017, o escritório de advocacia Dra. </text:span><text:span text:style-name="a696" text:class-names="">Francielli Palma Maciel</text:span><text:span text:style-name="a697" text:class-names=""> nasceu com o propósito de oferecer soluções jurídicas eficientes e personalizadas para seus clientes. Desde o início, buscamos aliar tradição e inovação, garantindo um atendimento transparente, ético e comprometido com a excelência na prestação de serviços jurídicos.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p text:style-name="a705" text:class-names="" text:cond-style-name=""><text:span text:style-name="a703" text:class-names="">Endereço:</text:span><text:span text:style-name="a704" text:class-names=""> Rua Benedita Nogueira, 263, Centro - Araras/SP</text:span></text:p>
            <text:p text:style-name="a708" text:class-names="" text:cond-style-name=""><text:span text:style-name="a706" text:class-names="">Telefone:</text:span><text:span text:style-name="a707" text:class-names=""> (19) 199623-7233</text:span></text:p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" draw:style-name="a714" draw:master-page-name="Master1-Layout1-title-Slide-de-Título" presentation:presentation-page-layout-name="Master1-PPL1" draw:id="Slide-256">
        <draw:frame draw:id="id132" draw:style-name="a715" draw:name="Imagem 4" svg:x="2.66924in" svg:y="0in" svg:width="7.53007in" svg:height="7.5300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717" draw:master-page-name="Master1-Layout2-obj-Título-e-Conteúdo" presentation:presentation-page-layout-name="Master1-PPL2" draw:id="Slide-262">
        <draw:frame draw:id="id133" presentation:style-name="a720" draw:name="Título 1" svg:x="0.99934in" svg:y="0.66667in" svg:width="11.32301in" svg:height="1.0613in" presentation:class="title" presentation:placeholder="false">
          <draw:text-box>
            <text:p text:style-name="a719" text:class-names="" text:cond-style-name=""><text:span text:style-name="a718" text:class-names="">Sistema Themis</text:span></text:p>
          </draw:text-box>
          <svg:title/>
          <svg:desc/>
        </draw:frame>
        <draw:frame draw:id="id134" presentation:style-name="a732" draw:name="Espaço Reservado para Conteúdo 2" svg:x="0.99934in" svg:y="1.89463in" svg:width="11.32301in" svg:height="4.4387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4"/>O sistema Themis agirá como um facilitador de atividades, podendo-se realizar agendamentos direto por ele, além dos clientes que já tem processos existentes poderem vê-lo sem tê-lo que requisitar para o advogado e saber sua atual situação. Os mesmos também poderão verificar sua situação financeira, ao visualizar os valores do processo por completo, os pagos, a pagar e vencidos. Também terão acesso às documentações.</text:span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<text:s text:c="2"/><text:tab/>Para o advogado(a), sua agenda do Outlook será<text:s text:c="1"/></text:span><text:span text:style-name="a725" text:class-names="">linkada</text:span><text:span text:style-name="a726" text:class-names=""><text:s text:c="1"/>no sistema em versões futuras, ele terá acesso ao sistema financeiro para sua organização e documentação. Ele terá que criar os usuários do sistema, após fechamento de contrato, também terá que subir a documentação e realizar as atualizações financeiras manualmente e informar as mudanças dos status dos processos para que os clientes tenham acesso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2"/><text:tab/>Nas próximas versões será realizada uma API com o aplicativo WhatsApp para envio de notificações de atualizações tanto financeiras, quanto nos status dos processos.<text:s text:c="1"/></text:span></text:p>
              </text:list-item>
            </text:list>
          </draw:text-box>
          <svg:title/>
          <svg:desc/>
        </draw:frame>
      </draw:page>
      <draw:page draw:name="Slide6" draw:style-name="a734" draw:master-page-name="Master1-Layout4-twoObj-Duas-Partes-de-Conteúdo" presentation:presentation-page-layout-name="Master1-PPL4" draw:id="Slide-261">
        <draw:frame draw:id="id135" presentation:style-name="a737" draw:name="Título 1" svg:x="0.99934in" svg:y="0.66667in" svg:width="11.32301in" svg:height="1.0613in" presentation:class="title" presentation:placeholder="false">
          <draw:text-box>
            <text:p text:style-name="a736" text:class-names="" text:cond-style-name=""><text:span text:style-name="a735" text:class-names="">Link Repositório</text:span></text:p>
          </draw:text-box>
          <svg:title/>
          <svg:desc/>
        </draw:frame>
        <draw:frame draw:id="id136" presentation:style-name="a741" draw:name="Espaço Reservado para Conteúdo 2" svg:x="0.99934in" svg:y="1.89463in" svg:width="8.87695in" svg:height="4.4387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https://github.com/Eduardo1Martins/PI-Grupo-04</text:span></text:p>
              </text:list-item>
            </text:list>
          </draw:text-box>
          <svg:title/>
          <svg:desc/>
        </draw:frame>
        <draw:frame draw:id="id137" draw:style-name="a745" draw:name="Título 1" svg:x="0.99934in" svg:y="2.71795in" svg:width="11.32301in" svg:height="1.0613in">
          <draw:text-box>
            <text:p text:style-name="a744" text:class-names="" text:cond-style-name=""><text:span text:style-name="a742" text:class-names="">Ferramentas</text:span><text:span text:style-name="a743" text:class-names=""/></text:p>
          </draw:text-box>
          <svg:title/>
          <svg:desc/>
        </draw:frame>
        <draw:custom-shape svg:x="0.99934in" svg:y="3.91203in" svg:width="4.1359in" svg:height="1.78392in" draw:id="id138" draw:style-name="a761" draw:name="Retângulo 4">
          <svg:title/>
          <svg:desc/>
          <text:p text:style-name="a748" text:class-names="" text:cond-style-name=""><text:span text:style-name="a746" text:class-names="">Trello</text:span><text:span text:style-name="a747" text:class-names=""/></text:p>
          <text:p text:style-name="a752" text:class-names="" text:cond-style-name=""><text:span text:style-name="a749" text:class-names="">Visual Studio<text:s text:c="1"/></text:span><text:span text:style-name="a750" text:class-names="">Code</text:span><text:span text:style-name="a751" text:class-names=""><text:s text:c="1"/>versão 8.2.12</text:span></text:p>
          <text:p text:style-name="a755" text:class-names="" text:cond-style-name=""><text:span text:style-name="a753" text:class-names="">Plant</text:span><text:span text:style-name="a754" text:class-names=""><text:s text:c="1"/>UML versão 2.18.1</text:span></text:p>
          <text:p text:style-name="a758" text:class-names="" text:cond-style-name=""><text:span text:style-name="a756" text:class-names="">Br</text:span><text:span text:style-name="a757" text:class-names=""><text:s text:c="1"/>Modelo versão 3.2</text:span></text:p>
          <text:p text:style-name="a760" text:class-names="" text:cond-style-name=""><text:span text:style-name="a759" text:class-names="">Heidi 12.6.0.6765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763" draw:master-page-name="Master1-Layout13-cust-Cartão-de-Nome" presentation:presentation-page-layout-name="Master1-PPL13" draw:id="Slide-268">
        <draw:frame draw:id="id139" presentation:style-name="a766" draw:name="Título 1" svg:x="0.99934in" svg:y="2.32605in" svg:width="11.32301in" svg:height="2.74698in" presentation:class="title" presentation:placeholder="false">
          <draw:text-box>
            <text:p text:style-name="a765" text:class-names="" text:cond-style-name=""><text:span text:style-name="a764" text:class-names="">DOCUMENTAÇÃO</text:span></text:p>
          </draw:text-box>
          <svg:title/>
          <svg:desc/>
        </draw:frame>
        <draw:frame draw:id="id140" presentation:style-name="a767" draw:name="Espaço Reservado para Texto 2" svg:x="0.99933in" svg:y="5.08591in" svg:width="11.3213in" svg:height="1.24742in" presentation:class="outline" presentation:placeholder="true">
          <draw:text-box/>
          <svg:title/>
          <svg:desc/>
        </draw:frame>
      </draw:page>
      <draw:page draw:name="Slide14" draw:style-name="a769" draw:master-page-name="Master1-Layout4-twoObj-Duas-Partes-de-Conteúdo" presentation:presentation-page-layout-name="Master1-PPL4" draw:id="Slide-269">
        <draw:frame draw:id="id141" presentation:style-name="a772" draw:name="Título 1" svg:x="0.99934in" svg:y="0.66667in" svg:width="11.32301in" svg:height="1.0613in" presentation:class="title" presentation:placeholder="false">
          <draw:text-box>
            <text:p text:style-name="a771" text:class-names="" text:cond-style-name=""><text:span text:style-name="a770" text:class-names="">Diagramas Caso de Uso</text:span></text:p>
          </draw:text-box>
          <svg:title/>
          <svg:desc/>
        </draw:frame>
        <draw:frame draw:id="id142" presentation:style-name="a773" draw:name="Espaço Reservado para Conteúdo 8" svg:x="9.17216in" svg:y="1.99645in" svg:width="4.07811in" svg:height="4.43924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  <draw:frame draw:id="id143" presentation:style-name="a774" draw:name="Espaço Reservado para Conteúdo 6" svg:x="4.26401in" svg:y="1.99645in" svg:width="4.78125in" svg:height="3.35417in" style:rel-width="scale" style:rel-height="scale" presentation:class="graphic" presentation:placeholder="false">
          <draw:image xlink:href="media/image5.jpeg" xlink:type="simple" xlink:show="embed" xlink:actuate="onLoad"/>
          <svg:title/>
          <svg:desc/>
        </draw:frame>
        <draw:frame draw:id="id144" draw:style-name="a775" draw:name="Imagem 11" svg:x="0in" svg:y="2.01031in" svg:width="4.13712in" svg:height="2.33333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15" draw:style-name="a777" draw:master-page-name="Master1-Layout4-twoObj-Duas-Partes-de-Conteúdo" presentation:presentation-page-layout-name="Master1-PPL4" draw:id="Slide-270">
        <draw:frame draw:id="id145" presentation:style-name="a780" draw:name="Título 1" svg:x="0.99934in" svg:y="0.66667in" svg:width="11.32301in" svg:height="1.0613in" presentation:class="title" presentation:placeholder="false">
          <draw:text-box>
            <text:p text:style-name="a779" text:class-names="" text:cond-style-name=""><text:span text:style-name="a778" text:class-names="">Diagrama de Classes<text:s text:c="1"/></text:span></text:p>
          </draw:text-box>
          <svg:title/>
          <svg:desc/>
        </draw:frame>
        <draw:frame draw:id="id146" presentation:style-name="a781" draw:name="Espaço Reservado para Conteúdo 5" svg:x="4.39511in" svg:y="1.64667in" svg:width="2.54303in" svg:height="5.58559in" style:rel-width="scale" style:rel-height="scale" presentation:class="graphic" presentation:placeholder="false">
          <draw:image xlink:href="media/image7.jpeg" xlink:type="simple" xlink:show="embed" xlink:actuate="onLoad"/>
          <svg:title/>
          <svg:desc/>
        </draw:frame>
        <draw:frame draw:id="id147" presentation:style-name="a782" draw:name="Espaço Reservado para Conteúdo 7" svg:x="1.30715in" svg:y="1.61422in" svg:width="2.43511in" svg:height="5.65049in" style:rel-width="scale" style:rel-height="scale" presentation:class="graphic" presentation:placeholder="false">
          <draw:image xlink:href="media/image8.jpeg" xlink:type="simple" xlink:show="embed" xlink:actuate="onLoad"/>
          <svg:title/>
          <svg:desc/>
        </draw:frame>
        <draw:frame draw:id="id148" draw:style-name="a783" draw:name="Imagem 9" svg:x="7.59099in" svg:y="1.64667in" svg:width="2.875in" svg:height="3.17708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6" draw:style-name="a785" draw:master-page-name="Master1-Layout4-twoObj-Duas-Partes-de-Conteúdo" presentation:presentation-page-layout-name="Master1-PPL4" draw:id="Slide-271">
        <draw:frame draw:id="id149" presentation:style-name="a788" draw:name="Título 1" svg:x="0.99934in" svg:y="0.66667in" svg:width="11.32301in" svg:height="1.0613in" presentation:class="title" presentation:placeholder="false">
          <draw:text-box>
            <text:p text:style-name="a787" text:class-names="" text:cond-style-name=""><text:span text:style-name="a786" text:class-names="">Diagrama de Sequência Advogado</text:span></text:p>
          </draw:text-box>
          <svg:title/>
          <svg:desc/>
        </draw:frame>
        <draw:frame draw:id="id150" draw:style-name="a789" draw:name="Imagem 6" svg:x="3.04679in" svg:y="1.64549in" svg:width="6.97356in" svg:height="5.5786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9" draw:style-name="a791" draw:master-page-name="Master1-Layout4-twoObj-Duas-Partes-de-Conteúdo" presentation:presentation-page-layout-name="Master1-PPL4" draw:id="Slide-294">
        <draw:frame draw:id="id151" presentation:style-name="a794" draw:name="Título 1" svg:x="0.99934in" svg:y="0.66667in" svg:width="11.32301in" svg:height="1.0613in" presentation:class="title" presentation:placeholder="false">
          <draw:text-box>
            <text:p text:style-name="a793" text:class-names="" text:cond-style-name=""><text:span text:style-name="a792" text:class-names="">Diagrama de Sequência Cliente<text:s text:c="1"/></text:span></text:p>
          </draw:text-box>
          <svg:title/>
          <svg:desc/>
        </draw:frame>
        <draw:frame draw:id="id152" draw:style-name="a795" draw:name="Imagem 4" svg:x="2.3742in" svg:y="1.60425in" svg:width="8.58492in" svg:height="5.6141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0" draw:style-name="a797" draw:master-page-name="Master1-Layout4-twoObj-Duas-Partes-de-Conteúdo" presentation:presentation-page-layout-name="Master1-PPL4" draw:id="Slide-265">
        <draw:frame draw:id="id153" presentation:style-name="a800" draw:name="Título 1" svg:x="0.99934in" svg:y="0.66667in" svg:width="11.32301in" svg:height="1.0613in" presentation:class="title" presentation:placeholder="false">
          <draw:text-box>
            <text:p text:style-name="a799" text:class-names="" text:cond-style-name=""><text:span text:style-name="a798" text:class-names="">Requisitos Funcionais</text:span></text:p>
          </draw:text-box>
          <svg:title/>
          <svg:desc/>
        </draw:frame>
        <draw:frame draw:id="id154" presentation:style-name="a801" draw:name="Espaço Reservado para Conteúdo 5" svg:x="1.01649in" svg:y="2.01997in" svg:width="5.5in" svg:height="4.1875in" style:rel-width="scale" style:rel-height="scale" presentation:class="graphic" presentation:placeholder="false">
          <draw:image xlink:href="media/image12.jpeg" xlink:type="simple" xlink:show="embed" xlink:actuate="onLoad"/>
          <svg:title/>
          <svg:desc/>
        </draw:frame>
        <draw:frame draw:id="id155" presentation:style-name="a802" draw:name="Espaço Reservado para Conteúdo 7" svg:x="6.81684in" svg:y="2.01997in" svg:width="5.4375in" svg:height="3.92708in" style:rel-width="scale" style:rel-height="scale" presentation:class="graphic" presentation:placeholder="false">
          <draw:image xlink:href="media/image13.jpeg" xlink:type="simple" xlink:show="embed" xlink:actuate="onLoad"/>
          <svg:title/>
          <svg:desc/>
        </draw:frame>
      </draw:page>
      <draw:page draw:name="Slide11" draw:style-name="a804" draw:master-page-name="Master1-Layout4-twoObj-Duas-Partes-de-Conteúdo" presentation:presentation-page-layout-name="Master1-PPL4" draw:id="Slide-266">
        <draw:frame draw:id="id156" presentation:style-name="a807" draw:name="Título 1" svg:x="0.99934in" svg:y="0.66667in" svg:width="11.32301in" svg:height="1.0613in" presentation:class="title" presentation:placeholder="false">
          <draw:text-box>
            <text:p text:style-name="a806" text:class-names="" text:cond-style-name=""><text:span text:style-name="a805" text:class-names="">Requisitos Não Funcionais</text:span></text:p>
          </draw:text-box>
          <svg:title/>
          <svg:desc/>
        </draw:frame>
        <draw:frame draw:id="id157" presentation:style-name="a808" draw:name="Espaço Reservado para Conteúdo 5" svg:x="1in" svg:y="2.17282in" svg:width="5.53299in" svg:height="3.88178in" style:rel-width="scale" style:rel-height="scale" presentation:class="graphic" presentation:placeholder="false">
          <draw:image xlink:href="media/image14.jpeg" xlink:type="simple" xlink:show="embed" xlink:actuate="onLoad"/>
          <svg:title/>
          <svg:desc/>
        </draw:frame>
        <draw:frame draw:id="id158" presentation:style-name="a809" draw:name="Espaço Reservado para Conteúdo 7" svg:x="6.91739in" svg:y="2.17282in" svg:width="5.25051in" svg:height="4.43924in" style:rel-width="scale" style:rel-height="scale" presentation:class="graphic" presentation:placeholder="false">
          <draw:image xlink:href="media/image15.jpeg" xlink:type="simple" xlink:show="embed" xlink:actuate="onLoad"/>
          <svg:title/>
          <svg:desc/>
        </draw:frame>
      </draw:page>
      <draw:page draw:name="Slide17" draw:style-name="a811" draw:master-page-name="Master1-Layout4-twoObj-Duas-Partes-de-Conteúdo" presentation:presentation-page-layout-name="Master1-PPL4" draw:id="Slide-272">
        <draw:frame draw:id="id159" presentation:style-name="a814" draw:name="Título 1" svg:x="0.99934in" svg:y="0.66667in" svg:width="11.32301in" svg:height="1.0613in" presentation:class="title" presentation:placeholder="false">
          <draw:text-box>
            <text:p text:style-name="a813" text:class-names="" text:cond-style-name=""><text:span text:style-name="a812" text:class-names="">Modelo Conceitual<text:s text:c="1"/></text:span></text:p>
          </draw:text-box>
          <svg:title/>
          <svg:desc/>
        </draw:frame>
        <draw:frame draw:id="id160" presentation:style-name="a815" draw:name="Espaço Reservado para Conteúdo 4" svg:x="2.59615in" svg:y="1.48366in" svg:width="7.79808in" svg:height="5.83459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8" draw:style-name="a817" draw:master-page-name="Master1-Layout4-twoObj-Duas-Partes-de-Conteúdo" presentation:presentation-page-layout-name="Master1-PPL4" draw:id="Slide-273">
        <draw:frame draw:id="id161" presentation:style-name="a820" draw:name="Título 1" svg:x="0.99934in" svg:y="0.66667in" svg:width="11.32301in" svg:height="1.0613in" presentation:class="title" presentation:placeholder="false">
          <draw:text-box>
            <text:p text:style-name="a819" text:class-names="" text:cond-style-name=""><text:span text:style-name="a818" text:class-names="">Modelo Lógico<text:s text:c="1"/></text:span></text:p>
          </draw:text-box>
          <svg:title/>
          <svg:desc/>
        </draw:frame>
        <draw:frame draw:id="id162" presentation:style-name="a821" draw:name="Espaço Reservado para Conteúdo 4" svg:x="2.11538in" svg:y="1.57982in" svg:width="8.625in" svg:height="5.78556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12" draw:style-name="a823" draw:master-page-name="Master1-Layout2-obj-Título-e-Conteúdo" presentation:presentation-page-layout-name="Master1-PPL2" draw:id="Slide-267">
        <draw:frame draw:id="id163" presentation:style-name="a826" draw:name="Título 1" svg:x="0.99934in" svg:y="0.66667in" svg:width="11.32301in" svg:height="1.0613in" presentation:class="title" presentation:placeholder="false">
          <draw:text-box>
            <text:p text:style-name="a825" text:class-names="" text:cond-style-name=""><text:span text:style-name="a824" text:class-names="">Comparativo entre Sistemas</text:span></text:p>
          </draw:text-box>
          <svg:title/>
          <svg:desc/>
        </draw:frame>
        <draw:frame draw:id="id164" draw:name="Espaço Reservado para Conteúdo 3" svg:x="1.94999in" svg:y="2.70573in" svg:width="9.42293in" svg:height="2.81597in" presentation:class="table" presentation:placeholder="false">
          <table:table table:style-name="a827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828" table:default-cell-style-name=""/>
            <table:table-column table:style-name="a829" table:default-cell-style-name=""/>
            <table:table-column table:style-name="a830" table:default-cell-style-name=""/>
            <table:table-column table:style-name="a831" table:default-cell-style-name=""/>
            <table:table-row table:style-name="a832" table:default-cell-style-name="">
              <table:table-cell table:style-name="a836">
                <text:p text:style-name="a835" text:class-names="" text:cond-style-name=""><text:span text:style-name="a833" text:class-names="">Funcionalidades</text:span><text:span text:style-name="a834" text:class-names=""/></text:p>
              </table:table-cell>
              <table:table-cell table:style-name="a840">
                <text:p text:style-name="a839" text:class-names="" text:cond-style-name=""><text:span text:style-name="a837" text:class-names="">Mais Jurídico</text:span><text:span text:style-name="a838" text:class-names=""/></text:p>
              </table:table-cell>
              <table:table-cell table:style-name="a844">
                <text:p text:style-name="a843" text:class-names="" text:cond-style-name=""><text:span text:style-name="a841" text:class-names="">Pro Júris ADV</text:span><text:span text:style-name="a842" text:class-names=""/></text:p>
              </table:table-cell>
              <table:table-cell table:style-name="a848">
                <text:p text:style-name="a847" text:class-names="" text:cond-style-name=""><text:span text:style-name="a845" text:class-names="">Themis</text:span><text:span text:style-name="a846" text:class-names=""/></text:p>
              </table:table-cell>
            </table:table-row>
            <table:table-row table:style-name="a849" table:default-cell-style-name="">
              <table:table-cell table:style-name="a853">
                <text:p text:style-name="a852" text:class-names="" text:cond-style-name=""><text:span text:style-name="a850" text:class-names="">Agendamento de consulta</text:span><text:span text:style-name="a851" text:class-names=""/></text:p>
              </table:table-cell>
              <table:table-cell table:style-name="a857">
                <text:p text:style-name="a856" text:class-names="" text:cond-style-name=""><text:span text:style-name="a854" text:class-names="">x</text:span><text:span text:style-name="a855" text:class-names=""/></text:p>
              </table:table-cell>
              <table:table-cell table:style-name="a861">
                <text:p text:style-name="a860" text:class-names="" text:cond-style-name=""><text:span text:style-name="a858" text:class-names="">x</text:span><text:span text:style-name="a859" text:class-names=""/></text:p>
              </table:table-cell>
              <table:table-cell table:style-name="a865">
                <text:p text:style-name="a864" text:class-names="" text:cond-style-name=""><text:span text:style-name="a862" text:class-names="">x</text:span><text:span text:style-name="a863" text:class-names=""/></text:p>
              </table:table-cell>
            </table:table-row>
            <table:table-row table:style-name="a866" table:default-cell-style-name="">
              <table:table-cell table:style-name="a870">
                <text:p text:style-name="a869" text:class-names="" text:cond-style-name=""><text:span text:style-name="a867" text:class-names="">Cadastro &amp; Login Usuário</text:span><text:span text:style-name="a868" text:class-names=""/></text:p>
              </table:table-cell>
              <table:table-cell table:style-name="a874">
                <text:p text:style-name="a873" text:class-names="" text:cond-style-name=""><text:span text:style-name="a871" text:class-names="">x</text:span><text:span text:style-name="a872" text:class-names=""/></text:p>
              </table:table-cell>
              <table:table-cell table:style-name="a878">
                <text:p text:style-name="a877" text:class-names="" text:cond-style-name=""><text:span text:style-name="a875" text:class-names="">x</text:span><text:span text:style-name="a876" text:class-names=""/></text:p>
              </table:table-cell>
              <table:table-cell table:style-name="a882">
                <text:p text:style-name="a881" text:class-names="" text:cond-style-name=""><text:span text:style-name="a879" text:class-names="">x</text:span><text:span text:style-name="a880" text:class-names=""/></text:p>
              </table:table-cell>
            </table:table-row>
            <table:table-row table:style-name="a883" table:default-cell-style-name="">
              <table:table-cell table:style-name="a887">
                <text:p text:style-name="a886" text:class-names="" text:cond-style-name=""><text:span text:style-name="a884" text:class-names="">Gestão de Cliente</text:span><text:span text:style-name="a885" text:class-names=""/></text:p>
              </table:table-cell>
              <table:table-cell table:style-name="a891">
                <text:p text:style-name="a890" text:class-names="" text:cond-style-name=""><text:span text:style-name="a888" text:class-names="">x</text:span><text:span text:style-name="a889" text:class-names=""/></text:p>
              </table:table-cell>
              <table:table-cell table:style-name="a895">
                <text:p text:style-name="a894" text:class-names="" text:cond-style-name=""><text:span text:style-name="a892" text:class-names="">x</text:span><text:span text:style-name="a893" text:class-names=""/></text:p>
              </table:table-cell>
              <table:table-cell table:style-name="a899">
                <text:p text:style-name="a898" text:class-names="" text:cond-style-name=""><text:span text:style-name="a896" text:class-names="">-</text:span><text:span text:style-name="a897" text:class-names=""/></text:p>
              </table:table-cell>
            </table:table-row>
            <table:table-row table:style-name="a900" table:default-cell-style-name="">
              <table:table-cell table:style-name="a904">
                <text:p text:style-name="a903" text:class-names="" text:cond-style-name=""><text:span text:style-name="a901" text:class-names="">Status Processo</text:span><text:span text:style-name="a902" text:class-names=""/></text:p>
              </table:table-cell>
              <table:table-cell table:style-name="a908">
                <text:p text:style-name="a907" text:class-names="" text:cond-style-name=""><text:span text:style-name="a905" text:class-names="">x</text:span><text:span text:style-name="a906" text:class-names=""/></text:p>
              </table:table-cell>
              <table:table-cell table:style-name="a912">
                <text:p text:style-name="a911" text:class-names="" text:cond-style-name=""><text:span text:style-name="a909" text:class-names="">x</text:span><text:span text:style-name="a910" text:class-names=""/></text:p>
              </table:table-cell>
              <table:table-cell table:style-name="a916">
                <text:p text:style-name="a915" text:class-names="" text:cond-style-name=""><text:span text:style-name="a913" text:class-names="">x</text:span><text:span text:style-name="a914" text:class-names=""/></text:p>
              </table:table-cell>
            </table:table-row>
            <table:table-row table:style-name="a917" table:default-cell-style-name="">
              <table:table-cell table:style-name="a921">
                <text:p text:style-name="a920" text:class-names="" text:cond-style-name=""><text:span text:style-name="a918" text:class-names="">Consulta de Posição Financeira</text:span><text:span text:style-name="a919" text:class-names=""/></text:p>
              </table:table-cell>
              <table:table-cell table:style-name="a925">
                <text:p text:style-name="a924" text:class-names="" text:cond-style-name=""><text:span text:style-name="a922" text:class-names="">x</text:span><text:span text:style-name="a923" text:class-names=""/></text:p>
              </table:table-cell>
              <table:table-cell table:style-name="a929">
                <text:p text:style-name="a928" text:class-names="" text:cond-style-name=""><text:span text:style-name="a926" text:class-names="">x</text:span><text:span text:style-name="a927" text:class-names=""/></text:p>
              </table:table-cell>
              <table:table-cell table:style-name="a933">
                <text:p text:style-name="a932" text:class-names="" text:cond-style-name=""><text:span text:style-name="a930" text:class-names="">x</text:span><text:span text:style-name="a931" text:class-names=""/></text:p>
              </table:table-cell>
            </table:table-row>
            <table:table-row table:style-name="a934" table:default-cell-style-name="">
              <table:table-cell table:style-name="a938">
                <text:p text:style-name="a937" text:class-names="" text:cond-style-name=""><text:span text:style-name="a935" text:class-names="">Gerar Relatório</text:span><text:span text:style-name="a936" text:class-names=""/></text:p>
              </table:table-cell>
              <table:table-cell table:style-name="a942">
                <text:p text:style-name="a941" text:class-names="" text:cond-style-name=""><text:span text:style-name="a939" text:class-names="">x</text:span><text:span text:style-name="a940" text:class-names=""/></text:p>
              </table:table-cell>
              <table:table-cell table:style-name="a946">
                <text:p text:style-name="a945" text:class-names="" text:cond-style-name=""><text:span text:style-name="a943" text:class-names="">-</text:span><text:span text:style-name="a944" text:class-names=""/></text:p>
              </table:table-cell>
              <table:table-cell table:style-name="a950">
                <text:p text:style-name="a949" text:class-names="" text:cond-style-name=""><text:span text:style-name="a947" text:class-names="">-</text:span><text:span text:style-name="a948" text:class-names=""/></text:p>
              </table:table-cell>
            </table:table-row>
            <table:table-row table:style-name="a951" table:default-cell-style-name="">
              <table:table-cell table:style-name="a955">
                <text:p text:style-name="a954" text:class-names="" text:cond-style-name=""><text:span text:style-name="a952" text:class-names="">Notificação Vencimento</text:span><text:span text:style-name="a953" text:class-names=""/></text:p>
              </table:table-cell>
              <table:table-cell table:style-name="a959">
                <text:p text:style-name="a958" text:class-names="" text:cond-style-name=""><text:span text:style-name="a956" text:class-names="">x</text:span><text:span text:style-name="a957" text:class-names=""/></text:p>
              </table:table-cell>
              <table:table-cell table:style-name="a963">
                <text:p text:style-name="a962" text:class-names="" text:cond-style-name=""><text:span text:style-name="a960" text:class-names="">-</text:span><text:span text:style-name="a961" text:class-names=""/></text:p>
              </table:table-cell>
              <table:table-cell table:style-name="a967">
                <text:p text:style-name="a966" text:class-names="" text:cond-style-name=""><text:span text:style-name="a964" text:class-names="">x</text:span><text:span text:style-name="a965" text:class-names=""/></text:p>
              </table:table-cell>
            </table:table-row>
            <table:table-row table:style-name="a968" table:default-cell-style-name="">
              <table:table-cell table:style-name="a972">
                <text:p text:style-name="a971" text:class-names="" text:cond-style-name=""><text:span text:style-name="a969" text:class-names=""><text:s text:c="3"/>Notificação Processo</text:span><text:span text:style-name="a970" text:class-names=""/></text:p>
              </table:table-cell>
              <table:table-cell table:style-name="a976">
                <text:p text:style-name="a975" text:class-names="" text:cond-style-name=""><text:span text:style-name="a973" text:class-names="">x</text:span><text:span text:style-name="a974" text:class-names=""/></text:p>
              </table:table-cell>
              <table:table-cell table:style-name="a980">
                <text:p text:style-name="a979" text:class-names="" text:cond-style-name=""><text:span text:style-name="a977" text:class-names="">-</text:span><text:span text:style-name="a978" text:class-names=""/></text:p>
              </table:table-cell>
              <table:table-cell table:style-name="a984">
                <text:p text:style-name="a983" text:class-names="" text:cond-style-name=""><text:span text:style-name="a981" text:class-names="">x</text:span><text:span text:style-name="a982" text:class-names=""/></text:p>
              </table:table-cell>
            </table:table-row>
          </table:table>
          <draw:image xlink:href="media/image18.png" xlink:type="simple" xlink:show="embed" xlink:actuate="onLoad"/>
          <svg:title/>
          <svg:desc/>
        </draw:frame>
      </draw:page>
      <draw:page draw:name="Slide19" draw:style-name="a986" draw:master-page-name="Master1-Layout3-secHead-Cabeçalho-da-Seção" presentation:presentation-page-layout-name="Master1-PPL3" draw:id="Slide-274">
        <draw:frame draw:id="id165" presentation:style-name="a989" draw:name="Título 1" svg:x="1.41667in" svg:y="1.92593in" svg:width="10.48835in" svg:height="2.00001in" presentation:class="title" presentation:placeholder="false">
          <draw:text-box>
            <text:p text:style-name="a988" text:class-names="" text:cond-style-name=""><text:span text:style-name="a987" text:class-names="">INTERFACE</text:span></text:p>
          </draw:text-box>
          <svg:title/>
          <svg:desc/>
        </draw:frame>
        <draw:frame draw:id="id166" presentation:style-name="a990" draw:name="Espaço Reservado para Texto 2" svg:x="1.41667in" svg:y="3.92594in" svg:width="10.48835in" svg:height="1.64813in" presentation:class="outline" presentation:placeholder="true">
          <draw:text-box/>
          <svg:title/>
          <svg:desc/>
        </draw:frame>
      </draw:page>
      <draw:page draw:name="Slide20" draw:style-name="a992" draw:master-page-name="Master1-Layout2-obj-Título-e-Conteúdo" presentation:presentation-page-layout-name="Master1-PPL2" draw:id="Slide-275">
        <draw:frame draw:id="id167" presentation:style-name="a995" draw:name="Título 1" svg:x="0.99934in" svg:y="0.66667in" svg:width="11.32301in" svg:height="1.0613in" presentation:class="title" presentation:placeholder="false">
          <draw:text-box>
            <text:p text:style-name="a994" text:class-names="" text:cond-style-name=""><text:span text:style-name="a993" text:class-names="">INÍCIO</text:span></text:p>
          </draw:text-box>
          <svg:title/>
          <svg:desc/>
        </draw:frame>
        <draw:frame draw:id="id168" presentation:style-name="a996" draw:name="Espaço Reservado para Conteúdo 6" svg:x="0.99934in" svg:y="1.89463in" svg:width="11.32301in" svg:height="4.4387in" presentation:class="outline" presentation:placeholder="true">
          <draw:text-box/>
          <svg:title/>
          <svg:desc/>
        </draw:frame>
        <draw:frame draw:id="id169" draw:style-name="a997" draw:name="Imagem 8" svg:x="0.45869in" svg:y="1.58282in" svg:width="12.64276in" svg:height="5.91718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4" draw:style-name="a999" draw:master-page-name="Master1-Layout2-obj-Título-e-Conteúdo" presentation:presentation-page-layout-name="Master1-PPL2" draw:id="Slide-279">
        <draw:frame draw:id="id170" presentation:style-name="a1002" draw:name="Título 1" svg:x="0.99934in" svg:y="0.66667in" svg:width="11.32301in" svg:height="1.0613in" presentation:class="title" presentation:placeholder="false">
          <draw:text-box>
            <text:p text:style-name="a1001" text:class-names="" text:cond-style-name=""><text:span text:style-name="a1000" text:class-names="">INÍCIO</text:span></text:p>
          </draw:text-box>
          <svg:title/>
          <svg:desc/>
        </draw:frame>
        <draw:frame draw:id="id171" presentation:style-name="a1003" draw:name="Espaço Reservado para Conteúdo 6" svg:x="0.99934in" svg:y="1.89463in" svg:width="11.32301in" svg:height="4.4387in" presentation:class="outline" presentation:placeholder="true">
          <draw:text-box/>
          <svg:title/>
          <svg:desc/>
        </draw:frame>
        <draw:frame draw:id="id172" draw:style-name="a1004" draw:name="Imagem 3" svg:x="0.78117in" svg:y="1.81747in" svg:width="11.75935in" svg:height="5.26712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5" draw:style-name="a1006" draw:master-page-name="Master1-Layout2-obj-Título-e-Conteúdo" presentation:presentation-page-layout-name="Master1-PPL2" draw:id="Slide-280">
        <draw:frame draw:id="id173" presentation:style-name="a1009" draw:name="Título 1" svg:x="0.99934in" svg:y="0.66667in" svg:width="11.32301in" svg:height="1.0613in" presentation:class="title" presentation:placeholder="false">
          <draw:text-box>
            <text:p text:style-name="a1008" text:class-names="" text:cond-style-name=""><text:span text:style-name="a1007" text:class-names="">INÍCIO</text:span></text:p>
          </draw:text-box>
          <svg:title/>
          <svg:desc/>
        </draw:frame>
        <draw:frame draw:id="id174" presentation:style-name="a1010" draw:name="Espaço Reservado para Conteúdo 6" svg:x="0.99934in" svg:y="1.89463in" svg:width="11.32301in" svg:height="4.4387in" presentation:class="outline" presentation:placeholder="true">
          <draw:text-box/>
          <svg:title/>
          <svg:desc/>
        </draw:frame>
        <draw:frame draw:id="id175" draw:style-name="a1011" draw:name="Imagem 4" svg:x="1.44397in" svg:y="1.72796in" svg:width="10.25706in" svg:height="5.4681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26" draw:style-name="a1013" draw:master-page-name="Master1-Layout2-obj-Título-e-Conteúdo" presentation:presentation-page-layout-name="Master1-PPL2" draw:id="Slide-281">
        <draw:frame draw:id="id176" presentation:style-name="a1016" draw:name="Título 1" svg:x="0.99934in" svg:y="0.66667in" svg:width="11.32301in" svg:height="1.0613in" presentation:class="title" presentation:placeholder="false">
          <draw:text-box>
            <text:p text:style-name="a1015" text:class-names="" text:cond-style-name=""><text:span text:style-name="a1014" text:class-names="">INÍCIO</text:span></text:p>
          </draw:text-box>
          <svg:title/>
          <svg:desc/>
        </draw:frame>
        <draw:frame draw:id="id177" presentation:style-name="a1017" draw:name="Espaço Reservado para Conteúdo 6" svg:x="0.99934in" svg:y="1.89463in" svg:width="11.32301in" svg:height="4.4387in" presentation:class="outline" presentation:placeholder="true">
          <draw:text-box/>
          <svg:title/>
          <svg:desc/>
        </draw:frame>
        <draw:frame draw:id="id178" draw:style-name="a1018" draw:name="Imagem 3" svg:x="-0.00582in" svg:y="1.82574in" svg:width="13.33333in" svg:height="4.57648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23" draw:style-name="a1020" draw:master-page-name="Master1-Layout2-obj-Título-e-Conteúdo" presentation:presentation-page-layout-name="Master1-PPL2" draw:id="Slide-278">
        <draw:frame draw:id="id179" presentation:style-name="a1023" draw:name="Título 1" svg:x="0.99934in" svg:y="0.66667in" svg:width="11.32301in" svg:height="1.0613in" presentation:class="title" presentation:placeholder="false">
          <draw:text-box>
            <text:p text:style-name="a1022" text:class-names="" text:cond-style-name=""><text:span text:style-name="a1021" text:class-names="">Sobre</text:span></text:p>
          </draw:text-box>
          <svg:title/>
          <svg:desc/>
        </draw:frame>
        <draw:frame draw:id="id180" presentation:style-name="a1024" draw:name="Espaço Reservado para Conteúdo 3" svg:x="0.99934in" svg:y="1.89463in" svg:width="11.32301in" svg:height="4.4387in" presentation:class="outline" presentation:placeholder="true">
          <draw:text-box/>
          <svg:title/>
          <svg:desc/>
        </draw:frame>
        <draw:frame draw:id="id181" draw:style-name="a1025" draw:name="Imagem 6" svg:x="2.3001in" svg:y="1.4922in" svg:width="8.73313in" svg:height="5.74098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27" draw:style-name="a1027" draw:master-page-name="Master1-Layout2-obj-Título-e-Conteúdo" presentation:presentation-page-layout-name="Master1-PPL2" draw:id="Slide-282">
        <draw:frame draw:id="id182" presentation:style-name="a1030" draw:name="Título 1" svg:x="0.99934in" svg:y="0.66667in" svg:width="11.32301in" svg:height="1.0613in" presentation:class="title" presentation:placeholder="false">
          <draw:text-box>
            <text:p text:style-name="a1029" text:class-names="" text:cond-style-name=""><text:span text:style-name="a1028" text:class-names="">Área de Login</text:span></text:p>
          </draw:text-box>
          <svg:title/>
          <svg:desc/>
        </draw:frame>
        <draw:frame draw:id="id183" presentation:style-name="a1031" draw:name="Espaço Reservado para Conteúdo 2" svg:x="1.86435in" svg:y="1.7374in" svg:width="9.593in" svg:height="5.3821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</draw:page>
      <draw:page draw:name="Slide28" draw:style-name="a1033" draw:master-page-name="Master1-Layout2-obj-Título-e-Conteúdo" presentation:presentation-page-layout-name="Master1-PPL2" draw:id="Slide-283">
        <draw:frame draw:id="id184" presentation:style-name="a1036" draw:name="Título 1" svg:x="0.99934in" svg:y="0.66667in" svg:width="11.32301in" svg:height="1.0613in" presentation:class="title" presentation:placeholder="false">
          <draw:text-box>
            <text:p text:style-name="a1035" text:class-names="" text:cond-style-name=""><text:span text:style-name="a1034" text:class-names="">Área do Cliente</text:span></text:p>
          </draw:text-box>
          <svg:title/>
          <svg:desc/>
        </draw:frame>
        <draw:frame draw:id="id185" presentation:style-name="a1037" draw:name="Espaço Reservado para Conteúdo 2" svg:x="1.5656in" svg:y="1.7374in" svg:width="10.19048in" svg:height="5.46072in" style:rel-width="scale" style:rel-height="scale" presentation:class="graphic" presentation:placeholder="false">
          <draw:image xlink:href="media/image25.png" xlink:type="simple" xlink:show="embed" xlink:actuate="onLoad"/>
          <svg:title/>
          <svg:desc>Interface gráfica do usuário, Site

O conteúdo gerado por IA pode estar incorreto.</svg:desc>
        </draw:frame>
      </draw:page>
      <draw:page draw:name="Slide29" draw:style-name="a1039" draw:master-page-name="Master1-Layout2-obj-Título-e-Conteúdo" presentation:presentation-page-layout-name="Master1-PPL2" draw:id="Slide-284">
        <draw:frame draw:id="id186" presentation:style-name="a1042" draw:name="Título 1" svg:x="0.99934in" svg:y="0.66667in" svg:width="11.32301in" svg:height="1.0613in" presentation:class="title" presentation:placeholder="false">
          <draw:text-box>
            <text:p text:style-name="a1041" text:class-names="" text:cond-style-name=""><text:span text:style-name="a1040" text:class-names="">Área do Advogado</text:span></text:p>
          </draw:text-box>
          <svg:title/>
          <svg:desc/>
        </draw:frame>
        <draw:frame draw:id="id187" presentation:style-name="a1043" draw:name="Espaço Reservado para Conteúdo 2" svg:x="0.99957in" svg:y="1.7374in" svg:width="11.32255in" svg:height="5.33493in" style:rel-width="scale" style:rel-height="scale" presentation:class="graphic" presentation:placeholder="false">
          <draw:image xlink:href="media/image26.png" xlink:type="simple" xlink:show="embed" xlink:actuate="onLoad"/>
          <svg:title/>
          <svg:desc>Tela de computador com letras e números em fundo preto

O conteúdo gerado por IA pode estar incorreto.</svg:desc>
        </draw:frame>
      </draw:page>
      <draw:page draw:name="Slide35" draw:style-name="a1045" draw:master-page-name="Master1-Layout2-obj-Título-e-Conteúdo" presentation:presentation-page-layout-name="Master1-PPL2" draw:id="Slide-290">
        <draw:frame draw:id="id188" presentation:style-name="a1048" draw:name="Título 1" svg:x="0.99934in" svg:y="0.38365in" svg:width="11.32301in" svg:height="1.0613in" presentation:class="title" presentation:placeholder="false">
          <draw:text-box>
            <text:p text:style-name="a1047" text:class-names="" text:cond-style-name=""><text:span text:style-name="a1046" text:class-names="">Área do Advogado</text:span></text:p>
          </draw:text-box>
          <svg:title/>
          <svg:desc/>
        </draw:frame>
        <draw:frame draw:id="id189" draw:style-name="a1049" draw:name="Imagem 2" svg:x="1.3522in" svg:y="1.44837in" svg:width="10.62893in" svg:height="5.65672in" style:rel-width="scale" style:rel-height="scale">
          <draw:image xlink:href="media/image27.png" xlink:type="simple" xlink:show="embed" xlink:actuate="onLoad"/>
          <svg:title/>
          <svg:desc>Tela de computador com letras e números em fundo preto

O conteúdo gerado por IA pode estar incorreto.</svg:desc>
        </draw:frame>
      </draw:page>
      <draw:page draw:name="Slide30" draw:style-name="a1051" draw:master-page-name="Master1-Layout2-obj-Título-e-Conteúdo" presentation:presentation-page-layout-name="Master1-PPL2" draw:id="Slide-285">
        <draw:frame draw:id="id190" presentation:style-name="a1054" draw:name="Título 1" svg:x="0.99934in" svg:y="0.66667in" svg:width="11.32301in" svg:height="1.0613in" presentation:class="title" presentation:placeholder="false">
          <draw:text-box>
            <text:p text:style-name="a1053" text:class-names="" text:cond-style-name=""><text:span text:style-name="a1052" text:class-names="">Agendamento</text:span></text:p>
          </draw:text-box>
          <svg:title/>
          <svg:desc/>
        </draw:frame>
        <draw:frame draw:id="id191" presentation:style-name="a1055" draw:name="Espaço Reservado para Conteúdo 5" svg:x="1.75428in" svg:y="1.7374in" svg:width="9.81312in" svg:height="5.49216in" style:rel-width="scale" style:rel-height="scale" presentation:class="graphic" presentation:placeholder="false">
          <draw:image xlink:href="media/image28.png" xlink:type="simple" xlink:show="embed" xlink:actuate="onLoad"/>
          <svg:title/>
          <svg:desc>Interface gráfica do usuário, Site

O conteúdo gerado por IA pode estar incorreto.</svg:desc>
        </draw:frame>
      </draw:page>
      <draw:page draw:name="Slide21" draw:style-name="a1057" draw:master-page-name="Master1-Layout3-secHead-Cabeçalho-da-Seção" presentation:presentation-page-layout-name="Master1-PPL3" draw:id="Slide-276">
        <draw:frame draw:id="id192" presentation:style-name="a1060" draw:name="Título 1" svg:x="1.41667in" svg:y="1.92593in" svg:width="10.48835in" svg:height="2.00001in" presentation:class="title" presentation:placeholder="false">
          <draw:text-box>
            <text:p text:style-name="a1059" text:class-names="" text:cond-style-name=""><text:span text:style-name="a1058" text:class-names="">PHP</text:span></text:p>
          </draw:text-box>
          <svg:title/>
          <svg:desc/>
        </draw:frame>
        <draw:frame draw:id="id193" presentation:style-name="a1061" draw:name="Espaço Reservado para Texto 2" svg:x="1.41667in" svg:y="3.92594in" svg:width="10.48835in" svg:height="1.64813in" presentation:class="outline" presentation:placeholder="true">
          <draw:text-box/>
          <svg:title/>
          <svg:desc/>
        </draw:frame>
      </draw:page>
      <draw:page draw:name="Slide41" draw:style-name="a1063" draw:master-page-name="Master1-Layout2-obj-Título-e-Conteúdo" presentation:presentation-page-layout-name="Master1-PPL2" draw:id="Slide-296">
        <draw:frame draw:id="id194" presentation:style-name="a1064" draw:name="Título 1" svg:x="0.41758in" svg:y="-1.06289in" svg:width="11.32301in" svg:height="1.0613in" presentation:class="title" presentation:placeholder="true">
          <draw:text-box/>
          <svg:title/>
          <svg:desc/>
        </draw:frame>
        <draw:frame draw:id="id195" presentation:style-name="a1097" draw:name="Espaço Reservado para Conteúdo 2" svg:x="0.99934in" svg:y="0.49526in" svg:width="11.32301in" svg:height="6.49845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68" text:class-names="">Desenvolvido em<text:s text:c="1"/></text:span><text:span text:style-name="a1069" text:class-names="">PHP (versão 8.2.12) orientado a objetos</text:span><text:span text:style-name="a1070" text:class-names="">, com uma arquitetura modular.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6" text:class-names="">Controllers</text:span><text:span text:style-name="a1077" text:class-names="">: arquivos como atuam como camadas de controle, recebendo requisições e repassando para as classes de lógica.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3" text:class-names="">Classes:</text:span><text:span text:style-name="a1084" text:class-names=""><text:s text:c="1"/>Encapsulam as funcionalidades principais do sistema. Cada classe é responsável por acessar o banco, aplicar validações e executar as ações necessárias.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0" text:class-names="">Classe<text:s text:c="1"/></text:span><text:span text:style-name="a1091" text:class-names="">Database</text:span><text:span text:style-name="a1092" text:class-names="">: Centraliza a conexão com o banco via<text:s text:c="1"/></text:span><text:span text:style-name="a1093" text:class-names="">PDO</text:span><text:span text:style-name="a1094" text:class-names="">.</text:span></text:p>
              </text:list-item>
            </text:list>
          </draw:text-box>
          <svg:title/>
          <svg:desc/>
        </draw:frame>
      </draw:page>
      <draw:page draw:name="Slide42" draw:style-name="a1099" draw:master-page-name="Master1-Layout2-obj-Título-e-Conteúdo" presentation:presentation-page-layout-name="Master1-PPL2" draw:id="Slide-297">
        <draw:frame draw:id="id196" presentation:style-name="a1102" draw:name="Título 1" svg:x="0.99934in" svg:y="0.22642in" svg:width="11.32301in" svg:height="1.0613in" presentation:class="title" presentation:placeholder="false">
          <draw:text-box>
            <text:p text:style-name="a1101" text:class-names="" text:cond-style-name=""><text:span text:style-name="a1100" text:class-names="">SEGURANÇA</text:span></text:p>
          </draw:text-box>
          <svg:title/>
          <svg:desc/>
        </draw:frame>
        <draw:frame draw:id="id197" presentation:style-name="a1139" draw:name="Espaço Reservado para Conteúdo 2" svg:x="0.99934in" svg:y="1.42293in" svg:width="11.32301in" svg:height="5.31921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PDO aplicado em todas as classes com acesso ao banco de dados.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Uso de parâmetros nomeados: Evita que valores vindo do usuário sejam inseridos diretamente na Query.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Prepare(): Envia os dados para o banco com os parâmetros.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1" text:class-names="">BindParam</text:span><text:span text:style-name="a1122" text:class-names="">(): Vincula os valores sem concatenação direta, sem deixar que os dados sejam interpretados como SQL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PDO::PARAM: Reforça o tipo de dado que deve ser esperado pela Query.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4" text:class-names="">Sessões de<text:s text:c="1"/></text:span><text:span text:style-name="a1135" text:class-names="">login</text:span><text:span text:style-name="a1136" text:class-names=""><text:s text:c="1"/>para manter os usuários autenticados.</text:span></text:p>
              </text:list-item>
            </text:list>
          </draw:text-box>
          <svg:title/>
          <svg:desc/>
        </draw:frame>
      </draw:page>
      <draw:page draw:name="Slide43" draw:style-name="a1141" draw:master-page-name="Master1-Layout2-obj-Título-e-Conteúdo" presentation:presentation-page-layout-name="Master1-PPL2" draw:id="Slide-298">
        <draw:frame draw:id="id198" presentation:style-name="a1142" draw:name="Título 1" svg:x="0.99934in" svg:y="0.66667in" svg:width="11.32301in" svg:height="1.0613in" presentation:class="title" presentation:placeholder="true">
          <draw:text-box/>
          <svg:title/>
          <svg:desc/>
        </draw:frame>
        <draw:frame draw:id="id199" presentation:style-name="a1143" draw:name="Espaço Reservado para Conteúdo 3" svg:x="1.91016in" svg:y="0.65909in" svg:width="9.50138in" svg:height="2.14564in" style:rel-width="scale" style:rel-height="scale" presentation:class="graphic" presentation:placeholder="false">
          <draw:image xlink:href="media/image29.png" xlink:type="simple" xlink:show="embed" xlink:actuate="onLoad"/>
          <svg:title/>
          <svg:desc>Texto

O conteúdo gerado por IA pode estar incorreto.</svg:desc>
        </draw:frame>
        <draw:frame draw:id="id200" draw:style-name="a1144" draw:name="Imagem 4" svg:x="1.83284in" svg:y="3.49381in" svg:width="9.68337in" svg:height="2.91804in" style:rel-width="scale" style:rel-height="scale">
          <draw:image xlink:href="media/image30.png" xlink:type="simple" xlink:show="embed" xlink:actuate="onLoad"/>
          <svg:title/>
          <svg:desc>Texto

O conteúdo gerado por IA pode estar incorreto.</svg:desc>
        </draw:frame>
      </draw:page>
      <draw:page draw:name="Slide44" draw:style-name="a1146" draw:master-page-name="Master1-Layout2-obj-Título-e-Conteúdo" presentation:presentation-page-layout-name="Master1-PPL2" draw:id="Slide-299">
        <draw:frame draw:id="id201" presentation:style-name="a1147" draw:name="Título 1" svg:x="0.99934in" svg:y="0.66667in" svg:width="11.32301in" svg:height="1.0613in" presentation:class="title" presentation:placeholder="true">
          <draw:text-box/>
          <svg:title/>
          <svg:desc/>
        </draw:frame>
        <draw:frame draw:id="id202" presentation:style-name="a1148" draw:name="Espaço Reservado para Conteúdo 3" svg:x="1.73081in" svg:y="1.69476in" svg:width="9.87579in" svg:height="4.09945in" style:rel-width="scale" style:rel-height="scale" presentation:class="graphic" presentation:placeholder="false">
          <draw:image xlink:href="media/image31.png" xlink:type="simple" xlink:show="embed" xlink:actuate="onLoad"/>
          <svg:title/>
          <svg:desc>Tela de computador com texto preto sobre fundo branco

O conteúdo gerado por IA pode estar incorreto.</svg:desc>
        </draw:frame>
      </draw:page>
      <draw:page draw:name="Slide22" draw:style-name="a1150" draw:master-page-name="Master1-Layout3-secHead-Cabeçalho-da-Seção" presentation:presentation-page-layout-name="Master1-PPL3" draw:id="Slide-277">
        <draw:frame draw:id="id203" presentation:style-name="a1153" draw:name="Título 1" svg:x="1.41667in" svg:y="1.92593in" svg:width="10.48835in" svg:height="2.00001in" presentation:class="title" presentation:placeholder="false">
          <draw:text-box>
            <text:p text:style-name="a1152" text:class-names="" text:cond-style-name=""><text:span text:style-name="a1151" text:class-names="">TESTE E QUALIDADE</text:span></text:p>
          </draw:text-box>
          <svg:title/>
          <svg:desc/>
        </draw:frame>
        <draw:frame draw:id="id204" presentation:style-name="a1154" draw:name="Espaço Reservado para Texto 2" svg:x="1.41667in" svg:y="3.92594in" svg:width="10.48835in" svg:height="1.64813in" presentation:class="outline" presentation:placeholder="true">
          <draw:text-box/>
          <svg:title/>
          <svg:desc/>
        </draw:frame>
      </draw:page>
      <draw:page draw:name="Slide45" draw:style-name="a1156" draw:master-page-name="Master1-Layout4-twoObj-Duas-Partes-de-Conteúdo" presentation:presentation-page-layout-name="Master1-PPL4" draw:id="Slide-300">
        <draw:frame draw:id="id205" presentation:style-name="a1160" draw:name="Título 1" svg:x="0.99934in" svg:y="0.66667in" svg:width="11.32301in" svg:height="1.0613in" presentation:class="title" presentation:placeholder="false">
          <draw:text-box>
            <text:p text:style-name="a1159" text:class-names="" text:cond-style-name=""><text:span text:style-name="a1157" text:class-names="">Teste Caixa Preta</text:span><text:span text:style-name="a1158" text:class-names=""/></text:p>
          </draw:text-box>
          <svg:title/>
          <svg:desc/>
        </draw:frame>
        <draw:frame draw:id="id206" presentation:style-name="a1167" draw:name="Espaço Reservado para Conteúdo 2" svg:x="0.99934in" svg:y="1.89463in" svg:width="5.53423in" svg:height="4.4387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1" text:class-names="">É uma técnica de teste de software que foca em<text:s text:c="1"/></text:span><text:span text:style-name="a1162" text:class-names="">avaliar a funcionalidade de um sistema</text:span><text:span text:style-name="a1163" text:class-names=""><text:s text:c="1"/>sem considerar sua estrutura interna, código-fonte ou lógica de implementação.</text:span><text:span text:style-name="a1164" text:class-names=""/></text:p>
              </text:list-item>
            </text:list>
          </draw:text-box>
          <svg:title/>
          <svg:desc/>
        </draw:frame>
        <draw:frame draw:id="id207" presentation:style-name="a1176" draw:name="Espaço Reservado para Conteúdo 3" svg:x="6.78357in" svg:y="1.89463in" svg:width="5.53878in" svg:height="4.4387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68" text:class-names="">O testador não precisa conhecer o<text:s text:c="1"/></text:span><text:span text:style-name="a1169" text:class-names="">código.É</text:span><text:span text:style-name="a1170" text:class-names=""><text:s text:c="1"/>focado no comportamento do<text:s text:c="1"/></text:span><text:span text:style-name="a1171" text:class-names="">sistema.Pode</text:span><text:span text:style-name="a1172" text:class-names=""><text:s text:c="1"/>ser realizado por testadores, analistas de qualidade (QA) ou até usuários.</text:span><text:span text:style-name="a1173" text:class-names=""/></text:p>
              </text:list-item>
            </text:list>
          </draw:text-box>
          <svg:title/>
          <svg:desc/>
        </draw:frame>
      </draw:page>
      <draw:page draw:name="Slide46" draw:style-name="a1178" draw:master-page-name="Master1-Layout4-twoObj-Duas-Partes-de-Conteúdo" presentation:presentation-page-layout-name="Master1-PPL4" draw:id="Slide-301">
        <draw:frame draw:id="id208" presentation:style-name="a1179" draw:name="Título 1" svg:x="0.99934in" svg:y="0.66667in" svg:width="11.32301in" svg:height="1.0613in" presentation:class="title" presentation:placeholder="true">
          <draw:text-box/>
          <svg:title/>
          <svg:desc/>
        </draw:frame>
        <draw:frame draw:id="id209" presentation:style-name="a1205" draw:name="Espaço Reservado para Conteúdo 2" svg:x="0.99934in" svg:y="1.89463in" svg:width="5.53423in" svg:height="4.4387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0" text:class-names="">Cadastro e Gerenciamento de Clientes</text:span><text:span text:style-name="a1181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4" text:class-names="">Cadastro de Novo<text:s text:c="1"/></text:span><text:span text:style-name="a1185" text:class-names="">Cliente;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8" text:class-names=""><text:s text:c="1"/>Visualização de Dados do<text:s text:c="1"/></text:span><text:span text:style-name="a1189" text:class-names="">Cliente;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2" text:class-names="">Edição de Dados do<text:s text:c="1"/></text:span><text:span text:style-name="a1193" text:class-names="">Cliente;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6" text:class-names="">Gerenciamento de<text:s text:c="1"/></text:span><text:span text:style-name="a1197" text:class-names="">Processos/Casos;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0" text:class-names="">Cadastro de Novo<text:s text:c="1"/></text:span><text:span text:style-name="a1201" text:class-names="">Processo;</text:span><text:span text:style-name="a1202" text:class-names=""/></text:p>
              </text:list-item>
            </text:list>
          </draw:text-box>
          <svg:title/>
          <svg:desc/>
        </draw:frame>
        <draw:frame draw:id="id210" presentation:style-name="a1223" draw:name="Espaço Reservado para Conteúdo 3" svg:x="6.78357in" svg:y="1.89463in" svg:width="5.53878in" svg:height="4.4387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6" text:class-names="">Atualização de Status do<text:s text:c="1"/></text:span><text:span text:style-name="a1207" text:class-names="">Processo;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0" text:class-names="">Registro de Andamento/Observação no<text:s text:c="1"/></text:span><text:span text:style-name="a1211" text:class-names="">Processo;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4" text:class-names="">Agendamento de Novo Compromisso<text:s text:c="1"/></text:span><text:span text:style-name="a1215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18" text:class-names="">Registro de<text:s text:c="1"/></text:span><text:span text:style-name="a1219" text:class-names="">Receitas</text:span><text:span text:style-name="a1220" text:class-names=""/></text:p>
              </text:list-item>
            </text:list>
          </draw:text-box>
          <svg:title/>
          <svg:desc/>
        </draw:frame>
      </draw:page>
      <draw:page draw:name="Slide37" draw:style-name="a1225" draw:master-page-name="Master1-Layout3-secHead-Cabeçalho-da-Seção" presentation:presentation-page-layout-name="Master1-PPL3" draw:id="Slide-292">
        <draw:frame draw:id="id211" presentation:style-name="a1228" draw:name="Título 1" svg:x="1.41667in" svg:y="1.92593in" svg:width="10.48835in" svg:height="2.00001in" presentation:class="title" presentation:placeholder="false">
          <draw:text-box>
            <text:p text:style-name="a1227" text:class-names="" text:cond-style-name=""><text:span text:style-name="a1226" text:class-names="">CONCLUSÃO</text:span></text:p>
          </draw:text-box>
          <svg:title/>
          <svg:desc/>
        </draw:frame>
        <draw:frame draw:id="id212" presentation:style-name="a1229" draw:name="Espaço Reservado para Texto 2" svg:x="1.41667in" svg:y="3.92594in" svg:width="10.48835in" svg:height="1.64813in" presentation:class="outline" presentation:placeholder="true">
          <draw:text-box/>
          <svg:title/>
          <svg:desc/>
        </draw:frame>
      </draw:page>
      <draw:page draw:name="Slide38" draw:style-name="a1231" draw:master-page-name="Master1-Layout5-twoTxTwoObj-Comparação" presentation:presentation-page-layout-name="Master1-PPL5" draw:id="Slide-293">
        <draw:frame draw:id="id213" presentation:style-name="a1234" draw:name="Título 1" svg:x="0.99934in" svg:y="0.66667in" svg:width="11.32301in" svg:height="1.0613in" presentation:class="title" presentation:placeholder="false">
          <draw:text-box>
            <text:p text:style-name="a1233" text:class-names="" text:cond-style-name=""><text:span text:style-name="a1232" text:class-names="">Conclusão</text:span></text:p>
          </draw:text-box>
          <svg:title/>
          <svg:desc/>
        </draw:frame>
        <draw:frame draw:id="id214" presentation:style-name="a1241" draw:name="Espaço Reservado para Conteúdo 3" svg:x="1.10003in" svg:y="2.00706in" svg:width="5.33283in" svg:height="4.3262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O desenvolvimento do sistema Themis representou uma oportunidade valiosa de aplicar, de forma integrada, os conhecimentos adquiridos nas disciplinas de Banco de Dados, Desenvolvimento Web II e Engenharia de Software II. Durante a realização do Projeto Integrador, enfrentamos desafios técnicos e organizacionais que nos proporcionaram experiências práticas e contribuíram significativamente para nosso crescimento profissional e acadêmico. A proposta foi centrada em resolver necessidades reais de um escritório de advocacia, otimizando processos internos e melhorando a comunicação com os clientes.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</draw:text-box>
          <svg:title/>
          <svg:desc/>
        </draw:frame>
        <draw:frame draw:id="id215" presentation:style-name="a1253" draw:name="Espaço Reservado para Conteúdo 5" svg:x="6.88426in" svg:y="2.00706in" svg:width="5.3536in" svg:height="4.3262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2" text:class-names="">O sistema<text:s text:c="1"/></text:span><text:span text:style-name="a1243" text:class-names="">Themis</text:span><text:span text:style-name="a1244" text:class-names=""><text:s text:c="1"/>está pronto para ser utilizado e ampliado em versões futuras, podendo receber integrações como envio de notificações via WhatsApp e sincronia com agendas eletrônicas. A experiência adquirida foi essencial para fortalecer nossa formação técnica e profissional, consolidando o propósito do Projeto Integrador como uma ponte entre o aprendizado acadêmico e os desafios do mundo real.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Por fim, este projeto reforçou a importância do trabalho em equipe, da organização e do comprometimento com os prazos, além de mostrar como a tecnologia pode ser usada de forma eficaz para resolver problemas do cotidiano profissional.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36" draw:style-name="a1255" draw:master-page-name="Master1-Layout9-picTx-Imagem-com-Legenda" presentation:presentation-page-layout-name="Master1-PPL9" draw:id="Slide-291">
        <draw:frame draw:id="id216" draw:style-name="a1256" draw:name="Imagem 2" svg:x="0in" svg:y="0.00237in" svg:width="7.57628in" svg:height="7.49763in" style:rel-width="scale" style:rel-height="scale">
          <draw:image xlink:href="media/image1.PNG" xlink:type="simple" xlink:show="embed" xlink:actuate="onLoad"/>
          <svg:title/>
          <svg:desc/>
        </draw:frame>
        <draw:frame draw:id="id217" presentation:style-name="a1259" draw:name="Título 3" svg:x="6.84279in" svg:y="2.42372in" svg:width="6.49054in" svg:height="2.00059in" presentation:class="title" presentation:placeholder="false">
          <draw:text-box>
            <text:p text:style-name="a1258" text:class-names="" text:cond-style-name=""><text:span text:style-name="a1257" text:class-names=""><text:line-break/><text:line-break/>Grupo LUMOS</text:span></text:p>
          </draw:text-box>
          <svg:title/>
          <svg:desc/>
        </draw:frame>
        <draw:frame draw:id="id218" presentation:style-name="a1273" draw:name="Espaço Reservado para Texto 6" svg:x="6.66667in" svg:y="4.42431in" svg:width="6.49054in" svg:height="3.69219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Eduardo Martins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Fernanda Palma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Karina Santos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69" text:class-names="">Marcos Zambom</text:span><text:span text:style-name="a1270" text:class-names=""/></text:p>
              </text:list-item>
            </text:list>
          </draw:text-box>
          <svg:title/>
          <svg:desc/>
        </draw:frame>
        <draw:frame draw:id="id219" draw:style-name="a1278" draw:name="Título 3" svg:x="6.66667in" svg:y="0.42313in" svg:width="6.49054in" svg:height="2.00059in">
          <draw:text-box>
            <text:p text:style-name="a1275" text:class-names="" text:cond-style-name=""><text:span text:style-name="a1274" text:class-names="">MUITO</text:span></text:p>
            <text:p text:style-name="a1277" text:class-names="" text:cond-style-name=""><text:span text:style-name="a1276" text:class-names="">OBRIGADO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ítulo e Conteúdo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Cabeçalho da Seção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uas Partes de Conteúdo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ção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Somente Título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Em Branco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údo com Legenda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m com Legenda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Foto Panorâmica com Legenda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ítulo e Legenda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ção com Legenda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Cartão de Nome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nas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unas de Imagem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ítulo e Texto Vertical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exto e Título Vertical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table-cell" style:name="a568">
      <style:table-cell-properties fo:background-color="#bc451b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2">
      <style:table-cell-properties fo:background-color="#f4e9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69">
      <style:table-cell-properties fo:background-color="#bc451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3">
      <style:table-cell-properties/>
    </style:style>
    <style:style style:family="table-cell" style:name="a564">
      <style:table-cell-properties fo:background-color="#e7cfcc"/>
    </style:style>
    <style:style style:family="graphic" style:name="Graphics"/>
    <style:style style:family="table-cell" style:name="a570">
      <style:table-cell-properties fo:background-color="#bc451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5">
      <style:table-cell-properties/>
    </style:style>
    <style:style style:family="table-cell" style:name="a566">
      <style:table-cell-properties fo:background-color="#e7cfcc"/>
    </style:style>
    <style:style style:family="table-cell" style:name="a567">
      <style:table-cell-properties fo:background-color="#bc451b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145" xlink:href="media/image32.png" xlink:show="embed" xlink:actuate="onLoad"/>
    <draw:fill-image draw:name="a1098" xlink:href="media/image32.png" xlink:show="embed" xlink:actuate="onLoad"/>
    <draw:fill-image draw:name="a733" xlink:href="media/image32.png" xlink:show="embed" xlink:actuate="onLoad"/>
    <draw:fill-image draw:name="a1050" xlink:href="media/image32.png" xlink:show="embed" xlink:actuate="onLoad"/>
    <draw:fill-image draw:name="a1149" xlink:href="media/image32.png" xlink:show="embed" xlink:actuate="onLoad"/>
    <draw:fill-image draw:name="a985" xlink:href="media/image32.png" xlink:show="embed" xlink:actuate="onLoad"/>
    <draw:fill-image draw:name="a688" xlink:href="media/image32.png" xlink:show="embed" xlink:actuate="onLoad"/>
    <draw:fill-image draw:name="a713" xlink:href="media/image32.png" xlink:show="embed" xlink:actuate="onLoad"/>
    <draw:fill-image draw:name="a591" xlink:href="media/image32.png" xlink:show="embed" xlink:actuate="onLoad"/>
    <draw:fill-image draw:name="a53" xlink:href="media/image32.png" xlink:show="embed" xlink:actuate="onLoad"/>
    <draw:fill-image draw:name="a1056" xlink:href="media/image32.png" xlink:show="embed" xlink:actuate="onLoad"/>
    <draw:fill-image draw:name="a716" xlink:href="media/image32.png" xlink:show="embed" xlink:actuate="onLoad"/>
    <draw:fill-image draw:name="a1032" xlink:href="media/image32.png" xlink:show="embed" xlink:actuate="onLoad"/>
    <draw:fill-image draw:name="a571" xlink:href="media/image32.png" xlink:show="embed" xlink:actuate="onLoad"/>
    <draw:fill-image draw:name="a33" xlink:href="media/image32.png" xlink:show="embed" xlink:actuate="onLoad"/>
    <draw:fill-image draw:name="a1012" xlink:href="media/image32.png" xlink:show="embed" xlink:actuate="onLoad"/>
    <draw:fill-image draw:name="a1038" xlink:href="media/image32.png" xlink:show="embed" xlink:actuate="onLoad"/>
    <draw:fill-image draw:name="a649" xlink:href="media/image32.png" xlink:show="embed" xlink:actuate="onLoad"/>
    <draw:fill-image draw:name="a624" xlink:href="media/image32.png" xlink:show="embed" xlink:actuate="onLoad"/>
    <draw:fill-image draw:name="a1019" xlink:href="media/image32.png" xlink:show="embed" xlink:actuate="onLoad"/>
    <draw:fill-image draw:name="a232" xlink:href="media/image32.png" xlink:show="embed" xlink:actuate="onLoad"/>
    <draw:fill-image draw:name="a306" xlink:href="media/image32.png" xlink:show="embed" xlink:actuate="onLoad"/>
    <draw:fill-image draw:name="a784" xlink:href="media/image32.png" xlink:show="embed" xlink:actuate="onLoad"/>
    <draw:fill-image draw:name="a1224" xlink:href="media/image32.png" xlink:show="embed" xlink:actuate="onLoad"/>
    <draw:fill-image draw:name="a810" xlink:href="media/image32.png" xlink:show="embed" xlink:actuate="onLoad"/>
    <draw:fill-image draw:name="a762" xlink:href="media/image32.png" xlink:show="embed" xlink:actuate="onLoad"/>
    <draw:fill-image draw:name="a1177" xlink:href="media/image32.png" xlink:show="embed" xlink:actuate="onLoad"/>
    <draw:fill-image draw:name="a441" xlink:href="media/image32.png" xlink:show="embed" xlink:actuate="onLoad"/>
    <draw:fill-image draw:name="a1155" xlink:href="media/image32.png" xlink:show="embed" xlink:actuate="onLoad"/>
    <draw:fill-image draw:name="a216" xlink:href="media/image32.png" xlink:show="embed" xlink:actuate="onLoad"/>
    <draw:fill-image draw:name="a991" xlink:href="media/image32.png" xlink:show="embed" xlink:actuate="onLoad"/>
    <draw:fill-image draw:name="a816" xlink:href="media/image32.png" xlink:show="embed" xlink:actuate="onLoad"/>
    <draw:fill-image draw:name="a768" xlink:href="media/image32.png" xlink:show="embed" xlink:actuate="onLoad"/>
    <draw:fill-image draw:name="a1062" xlink:href="media/image32.png" xlink:show="embed" xlink:actuate="onLoad"/>
    <draw:fill-image draw:name="a998" xlink:href="media/image32.png" xlink:show="embed" xlink:actuate="onLoad"/>
    <draw:fill-image draw:name="a86" xlink:href="media/image32.png" xlink:show="embed" xlink:actuate="onLoad"/>
    <draw:fill-image draw:name="a351" xlink:href="media/image32.png" xlink:show="embed" xlink:actuate="onLoad"/>
    <draw:fill-image draw:name="a401" xlink:href="media/image32.png" xlink:show="embed" xlink:actuate="onLoad"/>
    <draw:fill-image draw:name="a281" xlink:href="media/image32.png" xlink:show="embed" xlink:actuate="onLoad"/>
    <draw:fill-image draw:name="a1044" xlink:href="media/image32.png" xlink:show="embed" xlink:actuate="onLoad"/>
    <draw:fill-image draw:name="a331" xlink:href="media/image32.png" xlink:show="embed" xlink:actuate="onLoad"/>
    <draw:fill-image draw:name="a106" xlink:href="media/image32.png" xlink:show="embed" xlink:actuate="onLoad"/>
    <draw:fill-image draw:name="a1026" xlink:href="media/image32.png" xlink:show="embed" xlink:actuate="onLoad"/>
    <draw:fill-image draw:name="a0" xlink:href="media/image32.png" xlink:show="embed" xlink:actuate="onLoad"/>
    <draw:fill-image draw:name="a790" xlink:href="media/image32.png" xlink:show="embed" xlink:actuate="onLoad"/>
    <draw:fill-image draw:name="a1254" xlink:href="media/image32.png" xlink:show="embed" xlink:actuate="onLoad"/>
    <draw:fill-image draw:name="a1005" xlink:href="media/image32.png" xlink:show="embed" xlink:actuate="onLoad"/>
    <draw:fill-image draw:name="a1230" xlink:href="media/image32.png" xlink:show="embed" xlink:actuate="onLoad"/>
    <draw:fill-image draw:name="a244" xlink:href="media/image32.png" xlink:show="embed" xlink:actuate="onLoad"/>
    <draw:fill-image draw:name="a496" xlink:href="media/image32.png" xlink:show="embed" xlink:actuate="onLoad"/>
    <draw:fill-image draw:name="a796" xlink:href="media/image32.png" xlink:show="embed" xlink:actuate="onLoad"/>
    <draw:fill-image draw:name="a822" xlink:href="media/image32.png" xlink:show="embed" xlink:actuate="onLoad"/>
    <draw:fill-image draw:name="a1140" xlink:href="media/image32.png" xlink:show="embed" xlink:actuate="onLoad"/>
    <draw:fill-image draw:name="a776" xlink:href="media/image32.png" xlink:show="embed" xlink:actuate="onLoad"/>
    <draw:fill-image draw:name="a156" xlink:href="media/image32.png" xlink:show="embed" xlink:actuate="onLoad"/>
    <draw:fill-image draw:name="a381" xlink:href="media/image32.png" xlink:show="embed" xlink:actuate="onLoad"/>
    <draw:fill-image draw:name="a803" xlink:href="media/image32.png" xlink:show="embed" xlink:actuate="onLoad"/>
    <draw:fill-image draw:name="a529" xlink:href="media/image32.png" xlink:show="embed" xlink:actuate="onLoad"/>
    <table:table-template table:name="{5C22544A-7EE6-4342-B048-85BDC9FD1C3A}">
      <table:first-row table:style-name="a567" table:paragraph-style-name=""/>
      <table:last-row table:style-name="a568" table:paragraph-style-name=""/>
      <table:first-column table:style-name="a569" table:paragraph-style-name=""/>
      <table:last-column table:style-name="a570" table:paragraph-style-name=""/>
      <table:body table:style-name="a562" table:paragraph-style-name=""/>
      <table:even-rows table:style-name="a565" table:paragraph-style-name=""/>
      <table:odd-rows table:style-name="a566" table:paragraph-style-name=""/>
      <table:even-columns table:style-name="a563" table:paragraph-style-name=""/>
      <table:odd-columns table:style-name="a56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bitmap" draw:fill-image-name="a5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bitmap" draw:fill-image-name="a3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bitmap" draw:fill-image-name="a4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3" style:parent-style-name="Graphics">
      <style:graphic-properties draw:fill="none" draw:stroke="none"/>
    </style:style>
    <style:style style:family="graphic" style:name="a444" style:parent-style-name="Graphics">
      <style:graphic-properties draw:fill="none" draw:stroke="none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bitmap" draw:fill-image-name="a2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 style:parent-style-name="Graphics">
      <style:graphic-properties draw:fill="none" draw:stroke="none"/>
    </style:style>
    <style:style style:family="graphic" style:name="a159" style:parent-style-name="Graphics">
      <style:graphic-properties draw:fill="none" draw:stroke="none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bitmap" draw:fill-image-name="a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">
      <style:drawing-page-properties draw:fill="bitmap" draw:fill-image-name="a2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 style:parent-style-name="Graphics">
      <style:graphic-properties draw:fill="none" draw:stroke="none"/>
    </style:style>
    <style:style style:family="text" style:name="a2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bitmap" draw:fill-image-name="a3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graphic" style:name="a308" style:parent-style-name="Graphics">
      <style:graphic-properties draw:fill="none" draw:stroke="none"/>
    </style:style>
    <style:style style:family="text" style:name="a4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text:list-style style:name="a12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0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0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9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5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9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4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4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1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0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0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5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4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7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7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8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dósia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Clique para editar o título Mestr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 para editar os estilos de texto Mestr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í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7/1/2025</text:date></text:span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82409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itle 1" svg:x="1.49901in" svg:y="1.93519in" svg:width="10.32375in" svg:height="2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itle 2" svg:x="1.49901in" svg:y="3.93519in" svg:width="10.32375in" svg:height="1.14815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6" draw:name="Date Placeholder 3" svg:x="8.39757in" svg:y="6.43403in" svg:width="3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7/1/2025</text:date></text:span></text:p>
        </draw:text-box>
        <svg:title/>
        <svg:desc/>
      </draw:frame>
      <draw:frame draw:id="id8" presentation:style-name="a49" draw:name="Footer Placeholder 4" svg:x="0.99934in" svg:y="6.43403in" svg:width="7.29753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82409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54">
      <draw:frame draw:id="id10" presentation:style-name="a58" draw:name="Title 1" svg:x="0.99934in" svg:y="0.66667in" svg:width="11.32301in" svg:height="1.0613in" presentation:class="title" presentation:placeholder="false">
        <draw:text-box>
          <text:p text:style-name="a57" text:class-names="" text:cond-style-name=""><text:span text:style-name="a55" text:class-names="">Clique para editar o título Mestre</text:span><text:span text:style-name="a56" text:class-names=""/></text:p>
        </draw:text-box>
        <svg:title/>
        <svg:desc/>
      </draw:frame>
      <draw:frame draw:id="id11" presentation:style-name="a75" draw:name="Content Placeholder 2" svg:x="0.99934in" svg:y="1.89463in" svg:width="11.32301in" svg:height="4.438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que para editar os estilos de texto Mestr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gundo ní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Quinto nível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8.39757in" svg:y="6.43403in" svg:width="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7/1/2025</text:date></text:span></text:p>
        </draw:text-box>
        <svg:title/>
        <svg:desc/>
      </draw:frame>
      <draw:frame draw:id="id13" presentation:style-name="a82" draw:name="Footer Placeholder 4" svg:x="0.99934in" svg:y="6.43403in" svg:width="7.2975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82409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87">
      <draw:frame draw:id="id15" presentation:style-name="a91" draw:name="Title 1" svg:x="1.41667in" svg:y="1.92593in" svg:width="10.48835in" svg:height="2.00001in" presentation:class="title" presentation:placeholder="false">
        <draw:text-box>
          <text:p text:style-name="a90" text:class-names="" text:cond-style-name=""><text:span text:style-name="a88" text:class-names="">Clique para editar o título Mestre</text:span><text:span text:style-name="a89" text:class-names=""/></text:p>
        </draw:text-box>
        <svg:title/>
        <svg:desc/>
      </draw:frame>
      <draw:frame draw:id="id16" presentation:style-name="a95" draw:name="Text Placeholder 2" svg:x="1.41667in" svg:y="3.92594in" svg:width="10.48835in" svg:height="1.64813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 de texto Mestres</text:span></text:p>
            </text:list-item>
          </text:list>
        </draw:text-box>
        <svg:title/>
        <svg:desc/>
      </draw:frame>
      <draw:frame draw:id="id17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7/1/2025</text:date></text:span></text:p>
        </draw:text-box>
        <svg:title/>
        <svg:desc/>
      </draw:frame>
      <draw:frame draw:id="id18" presentation:style-name="a102" draw:name="Footer Placeholder 4" svg:x="0.99934in" svg:y="6.43403in" svg:width="7.29753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82409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107">
      <draw:frame draw:id="id20" presentation:style-name="a111" draw:name="Title 1" svg:x="0.99934in" svg:y="0.66667in" svg:width="11.32301in" svg:height="1.0613in" presentation:class="title" presentation:placeholder="false">
        <draw:text-box>
          <text:p text:style-name="a110" text:class-names="" text:cond-style-name=""><text:span text:style-name="a108" text:class-names="">Clique para editar o título Mestre</text:span><text:span text:style-name="a109" text:class-names=""/></text:p>
        </draw:text-box>
        <svg:title/>
        <svg:desc/>
      </draw:frame>
      <draw:frame draw:id="id21" presentation:style-name="a128" draw:name="Content Placeholder 2" svg:x="0.99934in" svg:y="1.89463in" svg:width="5.53423in" svg:height="4.438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 para editar os estilos de texto Mestr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gundo ní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Quinto ní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8357in" svg:y="1.89463in" svg:width="5.53878in" svg:height="4.438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 para editar os estilos de texto Mestr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gundo ní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ní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8.39757in" svg:y="6.43403in" svg:width="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7/1/2025</text:date></text:span></text:p>
        </draw:text-box>
        <svg:title/>
        <svg:desc/>
      </draw:frame>
      <draw:frame draw:id="id24" presentation:style-name="a152" draw:name="Footer Placeholder 5" svg:x="0.99934in" svg:y="6.43403in" svg:width="7.29753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82409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57">
      <draw:frame draw:id="id26" draw:style-name="a158" draw:name="Picture 19" svg:x="0.99934in" svg:y="1.89688in" svg:width="5.56548in" svg:height="4.53715in" style:rel-width="scale" style:rel-height="scale">
        <draw:image xlink:href="media/image33.png" xlink:type="simple" xlink:show="embed" xlink:actuate="onLoad"/>
        <svg:title/>
        <svg:desc>Slate-V2-HD-compPhotoInset.png</svg:desc>
      </draw:frame>
      <draw:frame draw:id="id27" draw:style-name="a159" draw:name="Picture 20" svg:x="6.75687in" svg:y="1.89688in" svg:width="5.56548in" svg:height="4.53715in" style:rel-width="scale" style:rel-height="scale">
        <draw:image xlink:href="media/image33.png" xlink:type="simple" xlink:show="embed" xlink:actuate="onLoad"/>
        <svg:title/>
        <svg:desc>Slate-V2-HD-compPhotoInset.png</svg:desc>
      </draw:frame>
      <draw:frame draw:id="id28" presentation:style-name="a163" draw:name="Title 1" svg:x="0.99934in" svg:y="0.66667in" svg:width="11.32301in" svg:height="1.0613in" presentation:class="title" presentation:placeholder="false">
        <draw:text-box>
          <text:p text:style-name="a162" text:class-names="" text:cond-style-name=""><text:span text:style-name="a160" text:class-names="">Clique para editar o título Mestre</text:span><text:span text:style-name="a161" text:class-names=""/></text:p>
        </draw:text-box>
        <svg:title/>
        <svg:desc/>
      </draw:frame>
      <draw:frame draw:id="id29" presentation:style-name="a167" draw:name="Text Placeholder 2" svg:x="1.10003in" svg:y="2.00706in" svg:width="5.33283in" svg:height="0.59589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184" draw:name="Content Placeholder 3" svg:x="1.10003in" svg:y="2.60295in" svg:width="5.33283in" svg:height="3.73038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 para editar os estilos de texto Mestres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gundo ní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Quinto ní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ext Placeholder 4" svg:x="6.88426in" svg:y="2.00706in" svg:width="5.3536in" svg:height="0.59589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que para editar os estilos de texto Mestres</text:span></text:p>
            </text:list-item>
          </text:list>
        </draw:text-box>
        <svg:title/>
        <svg:desc/>
      </draw:frame>
      <draw:frame draw:id="id32" presentation:style-name="a205" draw:name="Content Placeholder 5" svg:x="6.88426in" svg:y="2.60295in" svg:width="5.3536in" svg:height="3.7303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que para editar os estilos de texto Mestr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gundo ní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Quinto ní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9" draw:name="Date Placeholder 6" svg:x="8.39757in" svg:y="6.43403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7/1/2025</text:date></text:span></text:p>
        </draw:text-box>
        <svg:title/>
        <svg:desc/>
      </draw:frame>
      <draw:frame draw:id="id34" presentation:style-name="a212" draw:name="Footer Placeholder 7" svg:x="0.99934in" svg:y="6.43403in" svg:width="7.29753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5" presentation:style-name="a215" draw:name="Slide Number Placeholder 8" svg:x="11.49826in" svg:y="6.43403in" svg:width="0.82409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217">
      <draw:frame draw:id="id36" presentation:style-name="a221" draw:name="Title 1" svg:x="0.99934in" svg:y="0.66667in" svg:width="11.32301in" svg:height="1.0613in" presentation:class="title" presentation:placeholder="false">
        <draw:text-box>
          <text:p text:style-name="a220" text:class-names="" text:cond-style-name=""><text:span text:style-name="a218" text:class-names="">Clique para editar o título Mestre</text:span><text:span text:style-name="a219" text:class-names=""/></text:p>
        </draw:text-box>
        <svg:title/>
        <svg:desc/>
      </draw:frame>
      <draw:frame draw:id="id37" presentation:style-name="a225" draw:name="Date Placeholder 2" svg:x="8.39757in" svg:y="6.43403in" svg:width="3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7/1/2025</text:date></text:span></text:p>
        </draw:text-box>
        <svg:title/>
        <svg:desc/>
      </draw:frame>
      <draw:frame draw:id="id38" presentation:style-name="a228" draw:name="Footer Placeholder 3" svg:x="0.99934in" svg:y="6.43403in" svg:width="7.29753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9" presentation:style-name="a231" draw:name="Slide Number Placeholder 4" svg:x="11.49826in" svg:y="6.43403in" svg:width="0.82409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33">
      <draw:frame draw:id="id40" presentation:style-name="a237" draw:name="Date Placeholder 1" svg:x="8.39757in" svg:y="6.43403in" svg:width="3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7/1/2025</text:date></text:span></text:p>
        </draw:text-box>
        <svg:title/>
        <svg:desc/>
      </draw:frame>
      <draw:frame draw:id="id41" presentation:style-name="a240" draw:name="Footer Placeholder 2" svg:x="0.99934in" svg:y="6.43403in" svg:width="7.29753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2" presentation:style-name="a243" draw:name="Slide Number Placeholder 3" svg:x="11.49826in" svg:y="6.43403in" svg:width="0.82409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45">
      <draw:frame draw:id="id43" presentation:style-name="a249" draw:name="Title 1" svg:x="0.99934in" svg:y="0.66667in" svg:width="4.0539in" svg:height="1.99247in" presentation:class="title" presentation:placeholder="false">
        <draw:text-box>
          <text:p text:style-name="a248" text:class-names="" text:cond-style-name=""><text:span text:style-name="a246" text:class-names="">Clique para editar o título Mestre</text:span><text:span text:style-name="a247" text:class-names=""/></text:p>
        </draw:text-box>
        <svg:title/>
        <svg:desc/>
      </draw:frame>
      <draw:frame draw:id="id44" presentation:style-name="a266" draw:name="Content Placeholder 2" svg:x="5.31018in" svg:y="0.66667in" svg:width="7.01217in" svg:height="5.66667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que para editar os estilos de texto Mestr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gundo ní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Quinto ní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0" draw:name="Text Placeholder 3" svg:x="0.99934in" svg:y="2.65914in" svg:width="4.0539in" svg:height="3.67419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que para editar os estilos de texto Mestres</text:span></text:p>
            </text:list-item>
          </text:list>
        </draw:text-box>
        <svg:title/>
        <svg:desc/>
      </draw:frame>
      <draw:frame draw:id="id46" presentation:style-name="a274" draw:name="Date Placeholder 4" svg:x="8.39757in" svg:y="6.43403in" svg:width="3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7/1/2025</text:date></text:span></text:p>
        </draw:text-box>
        <svg:title/>
        <svg:desc/>
      </draw:frame>
      <draw:frame draw:id="id47" presentation:style-name="a277" draw:name="Footer Placeholder 5" svg:x="0.99934in" svg:y="6.43403in" svg:width="7.29753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8" presentation:style-name="a280" draw:name="Slide Number Placeholder 6" svg:x="11.49826in" svg:y="6.43403in" svg:width="0.82409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82">
      <draw:frame draw:id="id49" draw:style-name="a283" draw:name="Picture 21" svg:x="7.97645in" svg:y="0.66667in" svg:width="3.91969in" svg:height="5.69207in" style:rel-width="scale" style:rel-height="scale">
        <draw:image xlink:href="media/image34.png" xlink:type="simple" xlink:show="embed" xlink:actuate="onLoad"/>
        <svg:title/>
        <svg:desc>Slate-V2-HD-vertPhotoInset.png</svg:desc>
      </draw:frame>
      <draw:frame draw:id="id50" presentation:style-name="a287" draw:name="Title 1" svg:x="0.99934in" svg:y="0.66702in" svg:width="6.49054in" svg:height="2.00059in" presentation:class="title" presentation:placeholder="false">
        <draw:text-box>
          <text:p text:style-name="a286" text:class-names="" text:cond-style-name=""><text:span text:style-name="a284" text:class-names="">Clique para editar o título Mestre</text:span><text:span text:style-name="a285" text:class-names=""/></text:p>
        </draw:text-box>
        <svg:title/>
        <svg:desc/>
      </draw:frame>
      <draw:frame draw:id="id51" presentation:style-name="a291" draw:name="Picture Placeholder 2" svg:x="8.13927in" svg:y="0.83519in" svg:width="3.5824in" svg:height="5.37273in" presentation:class="graphic" presentation:placeholder="false">
        <draw:text-box>
          <text:p text:style-name="a290" text:class-names="" text:cond-style-name=""><text:span text:style-name="a288" text:class-names="">Clique no ícone para adicionar uma imagem</text:span><text:span text:style-name="a289" text:class-names=""/></text:p>
        </draw:text-box>
        <svg:title/>
        <svg:desc/>
      </draw:frame>
      <draw:frame draw:id="id52" presentation:style-name="a295" draw:name="Text Placeholder 3" svg:x="0.99934in" svg:y="2.66761in" svg:width="6.49054in" svg:height="3.69219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que para editar os estilos de texto Mestres</text:span></text:p>
            </text:list-item>
          </text:list>
        </draw:text-box>
        <svg:title/>
        <svg:desc/>
      </draw:frame>
      <draw:frame draw:id="id53" presentation:style-name="a299" draw:name="Date Placeholder 4" svg:x="8.39757in" svg:y="6.43403in" svg:width="3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7/1/2025</text:date></text:span></text:p>
        </draw:text-box>
        <svg:title/>
        <svg:desc/>
      </draw:frame>
      <draw:frame draw:id="id54" presentation:style-name="a302" draw:name="Footer Placeholder 5" svg:x="0.99934in" svg:y="6.43403in" svg:width="7.29753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5" presentation:style-name="a305" draw:name="Slide Number Placeholder 6" svg:x="11.49826in" svg:y="6.43403in" svg:width="0.82409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</style:master-page>
    <style:master-page style:name="Master1-Layout10-cust-Foto-Panorâmica-com-Legenda" style:page-layout-name="pageLayout1" draw:style-name="a307">
      <draw:frame draw:id="id56" draw:style-name="a308" draw:name="Picture 15" svg:x="1.1088in" svg:y="0.59909in" svg:width="11.09121in" svg:height="4.17411in" style:rel-width="scale" style:rel-height="scale">
        <draw:image xlink:href="media/image35.png" xlink:type="simple" xlink:show="embed" xlink:actuate="onLoad"/>
        <svg:title/>
        <svg:desc>Slate-V2-HD-panoPhotoInset.png</svg:desc>
      </draw:frame>
      <draw:frame draw:id="id57" presentation:style-name="a312" draw:name="Title 1" svg:x="0.99935in" svg:y="4.99262in" svg:width="11.32472in" svg:height="0.59435in" presentation:class="title" presentation:placeholder="false">
        <draw:text-box>
          <text:p text:style-name="a311" text:class-names="" text:cond-style-name=""><text:span text:style-name="a309" text:class-names="">Clique para editar o título Mestre</text:span><text:span text:style-name="a310" text:class-names=""/></text:p>
        </draw:text-box>
        <svg:title/>
        <svg:desc/>
      </draw:frame>
      <draw:frame draw:id="id58" presentation:style-name="a316" draw:name="Picture Placeholder 2" svg:x="1.27882in" svg:y="0.76007in" svg:width="10.767in" svg:height="3.85572in" presentation:class="graphic" presentation:placeholder="false">
        <draw:text-box>
          <text:p text:style-name="a315" text:class-names="" text:cond-style-name=""><text:span text:style-name="a313" text:class-names="">Clique no ícone para adicionar uma imagem</text:span><text:span text:style-name="a314" text:class-names=""/></text:p>
        </draw:text-box>
        <svg:title/>
        <svg:desc/>
      </draw:frame>
      <draw:frame draw:id="id59" presentation:style-name="a320" draw:name="Text Placeholder 3" svg:x="0.99934in" svg:y="5.58697in" svg:width="11.32301in" svg:height="0.74636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s estilos de texto Mestres</text:span></text:p>
            </text:list-item>
          </text:list>
        </draw:text-box>
        <svg:title/>
        <svg:desc/>
      </draw:frame>
      <draw:frame draw:id="id60" presentation:style-name="a324" draw:name="Date Placeholder 4" svg:x="8.39757in" svg:y="6.43403in" svg:width="3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7/1/2025</text:date></text:span></text:p>
        </draw:text-box>
        <svg:title/>
        <svg:desc/>
      </draw:frame>
      <draw:frame draw:id="id61" presentation:style-name="a327" draw:name="Footer Placeholder 5" svg:x="0.99934in" svg:y="6.43403in" svg:width="7.2975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62" presentation:style-name="a330" draw:name="Slide Number Placeholder 6" svg:x="11.49826in" svg:y="6.43403in" svg:width="0.82409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11-cust-Título-e-Legenda" style:page-layout-name="pageLayout1" draw:style-name="a332">
      <draw:frame draw:id="id63" presentation:style-name="a336" draw:name="Title 1" svg:x="0.99934in" svg:y="0.66539in" svg:width="11.32301in" svg:height="3.86521in" presentation:class="title" presentation:placeholder="false">
        <draw:text-box>
          <text:p text:style-name="a335" text:class-names="" text:cond-style-name=""><text:span text:style-name="a333" text:class-names="">Clique para editar o título Mestre</text:span><text:span text:style-name="a334" text:class-names=""/></text:p>
        </draw:text-box>
        <svg:title/>
        <svg:desc/>
      </draw:frame>
      <draw:frame draw:id="id64" presentation:style-name="a340" draw:name="Text Placeholder 3" svg:x="0.99934in" svg:y="4.69727in" svg:width="11.32301in" svg:height="1.64242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 para editar os estilos de texto Mestres</text:span></text:p>
            </text:list-item>
          </text:list>
        </draw:text-box>
        <svg:title/>
        <svg:desc/>
      </draw:frame>
      <draw:frame draw:id="id65" presentation:style-name="a344" draw:name="Date Placeholder 4" svg:x="8.39757in" svg:y="6.43403in" svg:width="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7/1/2025</text:date></text:span></text:p>
        </draw:text-box>
        <svg:title/>
        <svg:desc/>
      </draw:frame>
      <draw:frame draw:id="id66" presentation:style-name="a347" draw:name="Footer Placeholder 5" svg:x="0.99934in" svg:y="6.43403in" svg:width="7.29753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7" presentation:style-name="a350" draw:name="Slide Number Placeholder 6" svg:x="11.49826in" svg:y="6.43403in" svg:width="0.82409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</style:master-page>
    <style:master-page style:name="Master1-Layout12-cust-Citação-com-Legenda" style:page-layout-name="pageLayout1" draw:style-name="a352">
      <draw:frame draw:id="id68" presentation:style-name="a356" draw:name="Title 1" svg:x="1.5816in" svg:y="0.66667in" svg:width="10.17361in" svg:height="3.27308in" presentation:class="title" presentation:placeholder="false">
        <draw:text-box>
          <text:p text:style-name="a355" text:class-names="" text:cond-style-name=""><text:span text:style-name="a353" text:class-names="">Clique para editar o título Mestre</text:span><text:span text:style-name="a354" text:class-names=""/></text:p>
        </draw:text-box>
        <svg:title/>
        <svg:desc/>
      </draw:frame>
      <draw:frame draw:id="id69" presentation:style-name="a360" draw:name="Text Placeholder 3" svg:x="1.88172in" svg:y="3.94798in" svg:width="9.57163in" svg:height="0.58262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que para editar os estilos de texto Mestres</text:span></text:p>
            </text:list-item>
          </text:list>
        </draw:text-box>
        <svg:title/>
        <svg:desc/>
      </draw:frame>
      <draw:frame draw:id="id70" presentation:style-name="a364" draw:name="Text Placeholder 3" svg:x="0.99934in" svg:y="4.7073in" svg:width="11.32301in" svg:height="1.62893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que para editar os estilos de texto Mestres</text:span></text:p>
            </text:list-item>
          </text:list>
        </draw:text-box>
        <svg:title/>
        <svg:desc/>
      </draw:frame>
      <draw:frame draw:id="id71" presentation:style-name="a368" draw:name="Date Placeholder 4" svg:x="8.39757in" svg:y="6.43403in" svg:width="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7/1/2025</text:date></text:span></text:p>
        </draw:text-box>
        <svg:title/>
        <svg:desc/>
      </draw:frame>
      <draw:frame draw:id="id72" presentation:style-name="a371" draw:name="Footer Placeholder 5" svg:x="0.99934in" svg:y="6.43403in" svg:width="7.29753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3" presentation:style-name="a374" draw:name="Slide Number Placeholder 6" svg:x="11.49826in" svg:y="6.43403in" svg:width="0.82409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draw:frame draw:id="id74" draw:style-name="a377" draw:name="TextBox 10" svg:x="1.08333in" svg:y="0.96762in" svg:width="0.66667in" svg:height="0.63952in">
        <draw:text-box>
          <text:p text:style-name="a376" text:class-names="" text:cond-style-name=""><text:span text:style-name="a375" text:class-names="">“</text:span></text:p>
        </draw:text-box>
        <svg:title/>
        <svg:desc/>
      </draw:frame>
      <draw:frame draw:id="id75" draw:style-name="a380" draw:name="TextBox 12" svg:x="11.4881in" svg:y="3.20238in" svg:width="0.66667in" svg:height="0.63952in">
        <draw:text-box>
          <text:p text:style-name="a379" text:class-names="" text:cond-style-name=""><text:span text:style-name="a378" text:class-names="">”</text:span></text:p>
        </draw:text-box>
        <svg:title/>
        <svg:desc/>
      </draw:frame>
    </style:master-page>
    <style:master-page style:name="Master1-Layout13-cust-Cartão-de-Nome" style:page-layout-name="pageLayout1" draw:style-name="a382">
      <draw:frame draw:id="id76" presentation:style-name="a386" draw:name="Title 1" svg:x="0.99934in" svg:y="2.32605in" svg:width="11.32301in" svg:height="2.74698in" presentation:class="title" presentation:placeholder="false">
        <draw:text-box>
          <text:p text:style-name="a385" text:class-names="" text:cond-style-name=""><text:span text:style-name="a383" text:class-names="">Clique para editar o título Mestre</text:span><text:span text:style-name="a384" text:class-names=""/></text:p>
        </draw:text-box>
        <svg:title/>
        <svg:desc/>
      </draw:frame>
      <draw:frame draw:id="id77" presentation:style-name="a390" draw:name="Text Placeholder 3" svg:x="0.99933in" svg:y="5.08591in" svg:width="11.3213in" svg:height="1.2474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que para editar os estilos de texto Mestres</text:span></text:p>
            </text:list-item>
          </text:list>
        </draw:text-box>
        <svg:title/>
        <svg:desc/>
      </draw:frame>
      <draw:frame draw:id="id78" presentation:style-name="a394" draw:name="Date Placeholder 4" svg:x="8.39757in" svg:y="6.43403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7/1/2025</text:date></text:span></text:p>
        </draw:text-box>
        <svg:title/>
        <svg:desc/>
      </draw:frame>
      <draw:frame draw:id="id79" presentation:style-name="a397" draw:name="Footer Placeholder 5" svg:x="0.99934in" svg:y="6.43403in" svg:width="7.29753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80" presentation:style-name="a400" draw:name="Slide Number Placeholder 6" svg:x="11.49826in" svg:y="6.43403in" svg:width="0.8240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</style:master-page>
    <style:master-page style:name="Master1-Layout14-cust-3-Colunas" style:page-layout-name="pageLayout1" draw:style-name="a402">
      <draw:frame draw:id="id81" presentation:style-name="a406" draw:name="Title 1" svg:x="0.99934in" svg:y="0.66667in" svg:width="11.32301in" svg:height="1.0613in" presentation:class="title" presentation:placeholder="false">
        <draw:text-box>
          <text:p text:style-name="a405" text:class-names="" text:cond-style-name=""><text:span text:style-name="a403" text:class-names="">Clique para editar o título Mestre</text:span><text:span text:style-name="a404" text:class-names=""/></text:p>
        </draw:text-box>
        <svg:title/>
        <svg:desc/>
      </draw:frame>
      <draw:frame draw:id="id82" presentation:style-name="a410" draw:name="Text Placeholder 2" svg:x="0.99934in" svg:y="2.0625in" svg:width="3.61in" svg:height="0.63021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que para editar os estilos de texto Mestres</text:span></text:p>
            </text:list-item>
          </text:list>
        </draw:text-box>
        <svg:title/>
        <svg:desc/>
      </draw:frame>
      <draw:frame draw:id="id83" presentation:style-name="a414" draw:name="Text Placeholder 3" svg:x="0.99934in" svg:y="2.8125in" svg:width="3.61in" svg:height="3.52083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que para editar os estilos de texto Mestres</text:span></text:p>
            </text:list-item>
          </text:list>
        </draw:text-box>
        <svg:title/>
        <svg:desc/>
      </draw:frame>
      <draw:frame draw:id="id84" presentation:style-name="a418" draw:name="Text Placeholder 4" svg:x="4.86298in" svg:y="2.0625in" svg:width="3.61in" svg:height="0.6302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 para editar os estilos de texto Mestres</text:span></text:p>
            </text:list-item>
          </text:list>
        </draw:text-box>
        <svg:title/>
        <svg:desc/>
      </draw:frame>
      <draw:frame draw:id="id85" presentation:style-name="a422" draw:name="Text Placeholder 3" svg:x="4.85721in" svg:y="2.8125in" svg:width="3.61in" svg:height="3.52083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que para editar os estilos de texto Mestres</text:span></text:p>
            </text:list-item>
          </text:list>
        </draw:text-box>
        <svg:title/>
        <svg:desc/>
      </draw:frame>
      <draw:frame draw:id="id86" presentation:style-name="a426" draw:name="Text Placeholder 4" svg:x="8.71235in" svg:y="2.0625in" svg:width="3.61in" svg:height="0.63021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 para editar os estilos de texto Mestres</text:span></text:p>
            </text:list-item>
          </text:list>
        </draw:text-box>
        <svg:title/>
        <svg:desc/>
      </draw:frame>
      <draw:frame draw:id="id87" presentation:style-name="a430" draw:name="Text Placeholder 3" svg:x="8.71235in" svg:y="2.8125in" svg:width="3.61in" svg:height="3.52083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que para editar os estilos de texto Mestres</text:span></text:p>
            </text:list-item>
          </text:list>
        </draw:text-box>
        <svg:title/>
        <svg:desc/>
      </draw:frame>
      <draw:frame draw:id="id88" presentation:style-name="a434" draw:name="Date Placeholder 2" svg:x="8.39757in" svg:y="6.43403in" svg:width="3in" svg:height="0.39931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7/1/2025</text:date></text:span></text:p>
        </draw:text-box>
        <svg:title/>
        <svg:desc/>
      </draw:frame>
      <draw:frame draw:id="id89" presentation:style-name="a437" draw:name="Footer Placeholder 3" svg:x="0.99934in" svg:y="6.43403in" svg:width="7.29753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90" presentation:style-name="a440" draw:name="Slide Number Placeholder 4" svg:x="11.49826in" svg:y="6.43403in" svg:width="0.82409in" svg:height="0.39931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</style:master-page>
    <style:master-page style:name="Master1-Layout15-cust-3-Colunas-de-Imagem" style:page-layout-name="pageLayout1" draw:style-name="a442">
      <draw:frame draw:id="id91" draw:style-name="a443" draw:name="Picture 1" svg:x="0.98202in" svg:y="1.98842in" svg:width="3.65264in" svg:height="2.02083in" style:rel-width="scale" style:rel-height="scale">
        <draw:image xlink:href="media/image36.png" xlink:type="simple" xlink:show="embed" xlink:actuate="onLoad"/>
        <svg:title/>
        <svg:desc>Slate-V2-HD-3colPhotoInset.png</svg:desc>
      </draw:frame>
      <draw:frame draw:id="id92" draw:style-name="a444" draw:name="Picture 35" svg:x="4.81605in" svg:y="1.98842in" svg:width="3.65264in" svg:height="2.02083in" style:rel-width="scale" style:rel-height="scale">
        <draw:image xlink:href="media/image36.png" xlink:type="simple" xlink:show="embed" xlink:actuate="onLoad"/>
        <svg:title/>
        <svg:desc>Slate-V2-HD-3colPhotoInset.png</svg:desc>
      </draw:frame>
      <draw:frame draw:id="id93" draw:style-name="a445" draw:name="Picture 36" svg:x="8.67897in" svg:y="1.98842in" svg:width="3.65264in" svg:height="2.02083in" style:rel-width="scale" style:rel-height="scale">
        <draw:image xlink:href="media/image36.png" xlink:type="simple" xlink:show="embed" xlink:actuate="onLoad"/>
        <svg:title/>
        <svg:desc>Slate-V2-HD-3colPhotoInset.png</svg:desc>
      </draw:frame>
      <draw:frame draw:id="id94" presentation:style-name="a449" draw:name="Title 1" svg:x="0.99934in" svg:y="0.66667in" svg:width="11.32301in" svg:height="1.0613in" presentation:class="title" presentation:placeholder="false">
        <draw:text-box>
          <text:p text:style-name="a448" text:class-names="" text:cond-style-name=""><text:span text:style-name="a446" text:class-names="">Clique para editar o título Mestre</text:span><text:span text:style-name="a447" text:class-names=""/></text:p>
        </draw:text-box>
        <svg:title/>
        <svg:desc/>
      </draw:frame>
      <draw:frame draw:id="id95" presentation:style-name="a453" draw:name="Text Placeholder 2" svg:x="0.99934in" svg:y="4.26958in" svg:width="3.61in" svg:height="0.63021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que para editar os estilos de texto Mestres</text:span></text:p>
            </text:list-item>
          </text:list>
        </draw:text-box>
        <svg:title/>
        <svg:desc/>
      </draw:frame>
      <draw:frame draw:id="id96" presentation:style-name="a457" draw:name="Picture Placeholder 2" svg:x="1.11341in" svg:y="2.12043in" svg:width="3.38185in" svg:height="1.75301in" presentation:class="graphic" presentation:placeholder="false">
        <draw:text-box>
          <text:p text:style-name="a456" text:class-names="" text:cond-style-name=""><text:span text:style-name="a454" text:class-names="">Clique no ícone para adicionar uma imagem</text:span><text:span text:style-name="a455" text:class-names=""/></text:p>
        </draw:text-box>
        <svg:title/>
        <svg:desc/>
      </draw:frame>
      <draw:frame draw:id="id97" presentation:style-name="a461" draw:name="Text Placeholder 3" svg:x="0.99934in" svg:y="4.89979in" svg:width="3.61in" svg:height="1.43354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que para editar os estilos de texto Mestres</text:span></text:p>
            </text:list-item>
          </text:list>
        </draw:text-box>
        <svg:title/>
        <svg:desc/>
      </draw:frame>
      <draw:frame draw:id="id98" presentation:style-name="a465" draw:name="Text Placeholder 4" svg:x="4.85869in" svg:y="4.26958in" svg:width="3.61in" svg:height="0.63021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que para editar os estilos de texto Mestres</text:span></text:p>
            </text:list-item>
          </text:list>
        </draw:text-box>
        <svg:title/>
        <svg:desc/>
      </draw:frame>
      <draw:frame draw:id="id99" presentation:style-name="a469" draw:name="Picture Placeholder 2" svg:x="4.97128in" svg:y="2.12062in" svg:width="3.38185in" svg:height="1.75871in" presentation:class="graphic" presentation:placeholder="false">
        <draw:text-box>
          <text:p text:style-name="a468" text:class-names="" text:cond-style-name=""><text:span text:style-name="a466" text:class-names="">Clique no ícone para adicionar uma imagem</text:span><text:span text:style-name="a467" text:class-names=""/></text:p>
        </draw:text-box>
        <svg:title/>
        <svg:desc/>
      </draw:frame>
      <draw:frame draw:id="id100" presentation:style-name="a473" draw:name="Text Placeholder 3" svg:x="4.85721in" svg:y="4.89979in" svg:width="3.61in" svg:height="1.4335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 para editar os estilos de texto Mestres</text:span></text:p>
            </text:list-item>
          </text:list>
        </draw:text-box>
        <svg:title/>
        <svg:desc/>
      </draw:frame>
      <draw:frame draw:id="id101" presentation:style-name="a477" draw:name="Text Placeholder 4" svg:x="8.71249in" svg:y="4.26958in" svg:width="3.61in" svg:height="0.630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que para editar os estilos de texto Mestres</text:span></text:p>
            </text:list-item>
          </text:list>
        </draw:text-box>
        <svg:title/>
        <svg:desc/>
      </draw:frame>
      <draw:frame draw:id="id102" presentation:style-name="a481" draw:name="Picture Placeholder 2" svg:x="8.83169in" svg:y="2.11552in" svg:width="3.38185in" svg:height="1.75776in" presentation:class="graphic" presentation:placeholder="false">
        <draw:text-box>
          <text:p text:style-name="a480" text:class-names="" text:cond-style-name=""><text:span text:style-name="a478" text:class-names="">Clique no ícone para adicionar uma imagem</text:span><text:span text:style-name="a479" text:class-names=""/></text:p>
        </draw:text-box>
        <svg:title/>
        <svg:desc/>
      </draw:frame>
      <draw:frame draw:id="id103" presentation:style-name="a485" draw:name="Text Placeholder 3" svg:x="8.71235in" svg:y="4.89979in" svg:width="3.61in" svg:height="1.43355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 para editar os estilos de texto Mestres</text:span></text:p>
            </text:list-item>
          </text:list>
        </draw:text-box>
        <svg:title/>
        <svg:desc/>
      </draw:frame>
      <draw:frame draw:id="id104" presentation:style-name="a489" draw:name="Date Placeholder 2" svg:x="8.39757in" svg:y="6.43403in" svg:width="3in" svg:height="0.3993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7/1/2025</text:date></text:span></text:p>
        </draw:text-box>
        <svg:title/>
        <svg:desc/>
      </draw:frame>
      <draw:frame draw:id="id105" presentation:style-name="a492" draw:name="Footer Placeholder 3" svg:x="0.99934in" svg:y="6.43403in" svg:width="7.29753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06" presentation:style-name="a495" draw:name="Slide Number Placeholder 4" svg:x="11.49826in" svg:y="6.43403in" svg:width="0.82409in" svg:height="0.3993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e-Texto-Vertical" style:page-layout-name="pageLayout1" draw:style-name="a497">
      <draw:frame draw:id="id107" presentation:style-name="a501" draw:name="Title 1" svg:x="0.99934in" svg:y="0.66667in" svg:width="11.32301in" svg:height="1.0613in" presentation:class="title" presentation:placeholder="false">
        <draw:text-box>
          <text:p text:style-name="a500" text:class-names="" text:cond-style-name=""><text:span text:style-name="a498" text:class-names="">Clique para editar o título Mestre</text:span><text:span text:style-name="a499" text:class-names=""/></text:p>
        </draw:text-box>
        <svg:title/>
        <svg:desc/>
      </draw:frame>
      <draw:frame draw:id="id108" presentation:style-name="a518" draw:name="Vertical Text Placeholder 2" svg:x="0.99934in" svg:y="1.89463in" svg:width="11.32301in" svg:height="4.4387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que para editar os estilos de texto Mestr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gundo ní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Quinto ní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22" draw:name="Date Placeholder 3" svg:x="8.39757in" svg:y="6.43403in" svg:width="3in" svg:height="0.39931in" presentation:class="date-time" presentation:placeholder="false">
        <draw:text-box>
          <text:p text:style-name="a521" text:class-names="" text:cond-style-name=""><text:span text:style-name="a519" text:class-names=""><text:date text:fixed="false" style:data-style-name="a520">7/1/2025</text:date></text:span></text:p>
        </draw:text-box>
        <svg:title/>
        <svg:desc/>
      </draw:frame>
      <draw:frame draw:id="id110" presentation:style-name="a525" draw:name="Footer Placeholder 4" svg:x="0.99934in" svg:y="6.43403in" svg:width="7.29753in" svg:height="0.3993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111" presentation:style-name="a528" draw:name="Slide Number Placeholder 5" svg:x="11.49826in" svg:y="6.43403in" svg:width="0.82409in" svg:height="0.3993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exto-e-Título-Vertical" style:page-layout-name="pageLayout1" draw:style-name="a530">
      <draw:frame draw:id="id112" presentation:style-name="a534" draw:name="Vertical Title 1" svg:x="9.824in" svg:y="0.66667in" svg:width="2.49835in" svg:height="5.66667in" presentation:class="title" presentation:placeholder="false">
        <draw:text-box>
          <text:p text:style-name="a533" text:class-names="" text:cond-style-name=""><text:span text:style-name="a531" text:class-names="">Clique para editar o título Mestre</text:span><text:span text:style-name="a532" text:class-names=""/></text:p>
        </draw:text-box>
        <svg:title/>
        <svg:desc/>
      </draw:frame>
      <draw:frame draw:id="id113" presentation:style-name="a551" draw:name="Vertical Text Placeholder 2" svg:x="0.99934in" svg:y="0.66667in" svg:width="8.658in" svg:height="5.66667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que para editar os estilos de texto Mestres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Segundo nível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7" text:class-names="">Quinto nível</text:span><text:span text:style-name="a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55" draw:name="Date Placeholder 3" svg:x="8.39757in" svg:y="6.43403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7/1/2025</text:date></text:span></text:p>
        </draw:text-box>
        <svg:title/>
        <svg:desc/>
      </draw:frame>
      <draw:frame draw:id="id115" presentation:style-name="a558" draw:name="Footer Placeholder 4" svg:x="0.99934in" svg:y="6.43403in" svg:width="7.2975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6" presentation:style-name="a561" draw:name="Slide Number Placeholder 5" svg:x="11.49826in" svg:y="6.43403in" svg:width="0.82409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o LUMOS</dc:title>
    <meta:initial-creator>FERNANDA PALMA MACIEL</meta:initial-creator>
    <dc:creator>FERNANDA PALMA MACIEL</dc:creator>
    <meta:creation-date>2025-05-28T00:58:52Z</meta:creation-date>
    <dc:date>2025-07-01T22:11:08Z</dc:date>
    <meta:template xlink:href="TM04033929%5b%5bfn=Ardósia%5d%5d" xlink:type="simple"/>
    <meta:editing-cycles>182</meta:editing-cycles>
    <meta:editing-duration>PT10622S</meta:editing-duration>
    <meta:document-statistic meta:paragraph-count="151" meta:word-count="1119"/>
  </office:meta>
</office:document-meta>
</file>